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9c3510" draw:fill="solid" draw:fill-color="#d34817"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26cm" svg:stroke-color="#b0350b"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b0350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b0350b" draw:fill="none" draw:textarea-horizontal-align="center" draw:textarea-vertical-align="middle" draw:auto-grow-height="false" fo:padding-top="0.125cm" fo:padding-bottom="0.125cm" fo:padding-left="0.25cm" fo:padding-right="0.25cm" fo:wrap-option="wrap"/>
    </style:style>
    <style:style style:name="pr1"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205cm" fo:margin-bottom="0.5cm" fo:text-align="start" fo:text-indent="0cm" style:punctuation-wrap="hanging" style:writing-mode="lr-tb"/>
      <style:text-properties fo:hyphenate="false"/>
    </style:style>
    <style:style style:name="P4" style:family="paragraph">
      <style:paragraph-properties fo:margin-left="0cm" fo:margin-right="0cm" fo:margin-top="0.205cm" fo:margin-bottom="0.5cm" fo:text-align="start" fo:text-indent="0cm" style:punctuation-wrap="hanging" style:writing-mode="lr-tb"/>
      <style:text-properties fo:font-size="18pt" style:font-size-asian="18pt" style:font-size-complex="18pt" fo:hyphenate="false"/>
    </style:style>
    <style:style style:name="P5" style:family="paragraph">
      <style:paragraph-properties fo:margin-left="0cm" fo:margin-right="0cm" fo:margin-top="0.131cm" fo:margin-bottom="0.5cm" fo:text-align="start" fo:text-indent="0cm" style:punctuation-wrap="hanging" style:writing-mode="lr-tb"/>
      <style:text-properties fo:font-size="18pt" style:font-size-asian="18pt" style:font-size-complex="18pt" fo:hyphenate="false"/>
    </style:style>
    <style:style style:name="P6" style:family="paragraph">
      <style:paragraph-properties style:font-independent-line-spacing="true"/>
      <style:text-properties fo:font-size="18pt" style:font-size-asian="18pt" style:font-size-complex="18pt"/>
    </style:style>
    <style:style style:name="P7"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8" style:family="paragraph">
      <style:paragraph-properties fo:text-align="center"/>
      <style:text-properties fo:font-size="18pt"/>
    </style:style>
    <style:style style:name="P9" style:family="paragraph">
      <style:paragraph-properties fo:margin-left="0.889cm" fo:margin-right="0cm" fo:text-indent="0cm"/>
    </style:style>
    <style:style style:name="P10" style:family="paragraph">
      <style:paragraph-properties fo:margin-left="0cm" fo:margin-right="0cm" fo:margin-top="0.131cm" fo:margin-bottom="0.5cm" fo:text-align="start" fo:text-indent="0cm" style:punctuation-wrap="hanging" style:writing-mode="lr-tb"/>
      <style:text-properties fo:hyphenate="false"/>
    </style:style>
    <style:style style:name="P11" style:family="paragraph">
      <style:paragraph-properties fo:margin-left="0cm" fo:margin-right="0cm" fo:text-indent="0cm"/>
    </style:style>
    <style:style style:name="P12" style:family="paragraph">
      <style:paragraph-properties fo:margin-left="0.889cm" fo:margin-right="0cm" style:line-height-at-least="0.564cm" fo:text-indent="0cm"/>
    </style:style>
    <style:style style:name="P13" style:family="paragraph">
      <style:paragraph-properties fo:margin-left="0.889cm" fo:margin-right="0cm" style:line-height-at-least="0.635cm" fo:text-indent="0cm"/>
    </style:style>
    <style:style style:name="P14" style:family="paragraph">
      <style:paragraph-properties fo:margin-left="1.651cm" fo:margin-right="0cm" style:line-height-at-least="0.529cm" fo:text-indent="0cm"/>
    </style:style>
    <style:style style:name="P15" style:family="paragraph">
      <style:paragraph-properties fo:margin-left="0cm" fo:margin-right="0cm" fo:margin-top="0.205cm" fo:margin-bottom="0.5cm" style:line-height-at-least="0.529cm" fo:text-align="start" fo:text-indent="0cm" style:punctuation-wrap="hanging" style:writing-mode="lr-tb"/>
      <style:text-properties fo:hyphenate="false"/>
    </style:style>
    <style:style style:name="P1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7" style:family="paragraph">
      <style:paragraph-properties fo:margin-left="1.651cm" fo:margin-right="0cm" fo:text-indent="0cm"/>
    </style:style>
    <style:style style:name="P18" style:family="paragraph">
      <style:paragraph-properties fo:margin-left="0cm" fo:margin-right="0cm" fo:margin-top="0.205cm" fo:margin-bottom="0.5cm" style:line-height-at-least="0.6cm" fo:text-align="start" fo:text-indent="0cm" style:punctuation-wrap="hanging" style:writing-mode="lr-tb"/>
      <style:text-properties fo:hyphenate="false"/>
    </style:style>
    <style:style style:name="P19" style:family="paragraph">
      <style:paragraph-properties fo:margin-left="0cm" fo:margin-right="0cm" fo:margin-top="0.131cm" fo:margin-bottom="0.5cm" fo:text-align="start" fo:text-indent="0cm" style:punctuation-wrap="hanging" style:writing-mode="lr-tb"/>
      <style:text-properties fo:font-size="16pt" style:font-size-asian="16pt" style:font-size-complex="16pt" fo:hyphenate="false"/>
    </style:style>
    <style:style style:name="P20" style:family="paragraph">
      <style:paragraph-properties fo:margin-left="0.889cm" fo:margin-right="0cm" fo:text-indent="0cm"/>
      <style:text-properties fo:font-size="16pt" style:font-size-asian="16pt" style:font-size-complex="16pt"/>
    </style:style>
    <style:style style:name="P21" style:family="paragraph">
      <style:paragraph-properties style:font-independent-line-spacing="true"/>
      <style:text-properties fo:font-size="16pt" style:font-size-asian="16pt" style:font-size-complex="16pt"/>
    </style:style>
    <style:style style:name="P22" style:family="paragraph">
      <style:paragraph-properties fo:margin-top="0cm" fo:margin-bottom="0cm" fo:text-align="start" style:punctuation-wrap="hanging" style:writing-mode="lr-tb"/>
      <style:text-properties fo:font-size="32pt" style:font-size-asian="32pt" style:font-size-complex="32pt" fo:hyphenate="false"/>
    </style:style>
    <style:style style:name="P23" style:family="paragraph">
      <style:paragraph-properties style:font-independent-line-spacing="true"/>
      <style:text-properties fo:font-size="32pt" style:font-size-asian="32pt" style:font-size-complex="32pt"/>
    </style:style>
    <style:style style:name="P24" style:family="paragraph">
      <style:paragraph-properties fo:margin-left="0cm" fo:margin-right="0cm" fo:margin-top="0.205cm" fo:margin-bottom="0.5cm" fo:text-align="start" fo:text-indent="0cm" style:punctuation-wrap="hanging" style:writing-mode="lr-tb"/>
      <style:text-properties fo:font-size="16pt" style:font-size-asian="16pt" style:font-size-complex="16pt" fo:hyphenate="false"/>
    </style:style>
    <style:style style:name="P25" style:family="paragraph">
      <style:paragraph-properties fo:margin-left="0.889cm" fo:margin-right="0cm" fo:text-indent="0cm"/>
      <style:text-properties fo:font-size="18pt" style:font-size-asian="18pt" style:font-size-complex="18pt"/>
    </style:style>
    <style:style style:name="T1" style:family="text">
      <style:text-properties fo:color="#696464" style:text-line-through-style="none" fo:font-family="'Franklin Gothic Boo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Perpetu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color="#000000" style:text-line-through-style="none" fo:font-family="Perpetu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ffffff" style:text-line-through-style="none" fo:font-family="Perpetu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Perpetu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color="#000000" style:text-line-through-style="none" fo:font-family="Perpetua"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fo:font-family="Perpetua" fo:font-size="21pt" fo:letter-spacing="normal" fo:font-style="normal" style:text-underline-style="solid" style:text-underline-width="auto" style:text-underline-color="font-color" fo:font-weight="bold" style:font-size-asian="21pt" style:font-style-asian="normal" style:font-weight-asian="bold" style:font-size-complex="21pt" style:font-style-complex="normal" style:font-weight-complex="bold"/>
    </style:style>
    <style:style style:name="T9" style:family="text">
      <style:text-properties fo:color="#000000" style:text-line-through-style="none" fo:font-family="Perpetua" fo:font-size="21pt" fo:letter-spacing="normal" fo:font-style="normal" style:text-underline-style="solid" style:text-underline-width="auto" style:text-underline-color="font-color" fo:font-weight="normal" style:font-size-asian="21pt" style:font-style-asian="normal" style:font-weight-asian="normal" style:font-size-complex="21pt" style:font-style-complex="normal" style:font-weight-complex="normal"/>
    </style:style>
    <style:style style:name="T10" style:family="text">
      <style:text-properties fo:color="#000000" style:text-line-through-style="none" fo:font-family="Perpetua"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1" style:family="text">
      <style:text-properties fo:color="#000000" style:text-line-through-style="none" fo:font-family="Perpetu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2" style:family="text">
      <style:text-properties fo:color="#000000" style:text-line-through-style="none" fo:font-family="Perpetua"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color="#000000" style:text-line-through-style="none" fo:font-family="Perpetu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000000" style:text-line-through-style="none" fo:font-family="Perpetua"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5" style:family="text">
      <style:text-properties fo:color="#000000" style:text-line-through-style="none" fo:font-family="Wingding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Perpetua"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color="#000000" style:text-line-through-style="none" fo:font-family="Perpetu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Perpetua"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9" style:family="text">
      <style:text-properties fo:color="#000000" style:text-line-through-style="none" fo:font-family="Wingding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0" style:family="text">
      <style:text-properties fo:color="#000000" style:text-line-through-style="none" fo:font-family="Perpetu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color="#000000" style:text-line-through-style="none" fo:font-family="Perpetua"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2" style:family="text">
      <style:text-properties fo:color="#000000" style:text-line-through-style="none" fo:font-family="Perpetu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3" style:family="text">
      <style:text-properties fo:color="#696464" style:text-line-through-style="none" fo:font-family="'Franklin Gothic Book'"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1cm"/>
        <style:text-properties fo:font-family="'Wingdings 2'" fo:color="#d34817" fo:font-size="85%"/>
      </text:list-level-style-bullet>
      <text:list-level-style-number text:level="2" style:num-format="">
        <style:list-level-properties text:space-before="0.89cm" text:min-label-width="0.634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number text:level="3" style:num-suffix="." style:num-format="1">
        <style:list-level-properties text:space-before="1.652cm" text:min-label-width="1.269cm"/>
        <style:text-properties fo:color="#e5b1ab" fo:font-size="8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761cm"/>
        <style:text-properties fo:color="#d34817" fo:font-size="85%"/>
      </text:list-level-style-number>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61cm"/>
        <style:text-properties fo:font-family="'Wingdings 2'" fo:color="#d34817" fo:font-size="85%"/>
      </text:list-level-style-bullet>
      <text:list-level-style-number text:level="2" style:num-format="">
        <style:list-level-properties text:space-before="0.89cm" text:min-label-width="0.634cm"/>
        <style:text-properties fo:color="#9b2d1f" fo:font-size="85%"/>
      </text:list-level-style-number>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61cm"/>
        <style:text-properties fo:font-family="'Wingdings 2'" fo:color="#d34817"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89cm" text:min-label-width="0.634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761cm"/>
        <style:text-properties fo:color="#d34817" fo:font-size="85%"/>
      </text:list-level-style-number>
      <text:list-level-style-number text:level="2" style:num-format="">
        <style:list-level-properties text:space-before="0.89cm" text:min-label-width="0.634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761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fo:color="#9b2d1f" fo:font-size="85%"/>
      </text:list-level-style-bullet>
      <text:list-level-style-number text:level="3" style:num-format="">
        <style:list-level-properties text:space-before="1.652cm" text:min-label-width="0.634cm"/>
        <style:text-properties fo:color="#e5b1ab" fo:font-size="8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89cm" text:min-label-width="0.634cm"/>
        <style:text-properties fo:color="#9b2d1f" fo:font-size="85%"/>
      </text:list-level-style-number>
      <text:list-level-style-number text:level="3" style:num-format="">
        <style:list-level-properties text:space-before="1.652cm" text:min-label-width="0.634cm"/>
        <style:text-properties fo:color="#e5b1ab" fo:font-size="8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761cm"/>
        <style:text-properties fo:color="#d34817" fo:font-size="85%"/>
      </text:list-level-style-number>
      <text:list-level-style-number text:level="2" style:num-format="">
        <style:list-level-properties text:space-before="0.89cm" text:min-label-width="0.634cm"/>
        <style:text-properties fo:color="#9b2d1f" fo:font-size="85%"/>
      </text:list-level-style-number>
      <text:list-level-style-number text:level="3" style:num-format="">
        <style:list-level-properties text:space-before="1.652cm" text:min-label-width="0.634cm"/>
        <style:text-properties fo:color="#e5b1ab" fo:font-size="8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0.763cm" text:min-label-width="1.269cm"/>
        <style:text-properties fo:font-family="'Wingdings 2'" fo:color="#d34817"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number text:level="3" style:num-format="">
        <style:list-level-properties text:space-before="1.652cm" text:min-label-width="0.634cm"/>
        <style:text-properties fo:color="#e5b1ab" fo:font-size="8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001cm" text:min-label-width="0.761cm"/>
        <style:text-properties fo:font-family="'Wingdings 2'" fo:color="#d34817"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001cm" text:min-label-width="0.761cm"/>
        <style:text-properties fo:font-family="'Wingdings 2'" fo:color="#d34817" fo:font-size="85%"/>
      </text:list-level-style-bullet>
      <text:list-level-style-bullet text:level="3" text:bullet-char="">
        <style:list-level-properties text:space-before="0.763cm" text:min-label-width="0.761cm"/>
        <style:text-properties fo:font-family="'Wingdings 2'" fo:color="#d34817"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761cm"/>
        <style:text-properties fo:color="#d34817" fo:font-size="85%"/>
      </text:list-level-style-number>
      <text:list-level-style-bullet text:level="2" text:bullet-char="">
        <style:list-level-properties text:space-before="0.001cm" text:min-label-width="0.761cm"/>
        <style:text-properties fo:font-family="'Wingdings 2'" fo:color="#d34817" fo:font-size="85%"/>
      </text:list-level-style-bullet>
      <text:list-level-style-bullet text:level="3" text:bullet-char="">
        <style:list-level-properties text:space-before="0.763cm" text:min-label-width="0.761cm"/>
        <style:text-properties fo:font-family="'Wingdings 2'" fo:color="#d34817"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89cm" text:min-label-width="0.634cm"/>
        <style:text-properties fo:color="#9b2d1f" fo:font-size="85%"/>
      </text:list-level-style-number>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89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Sous-titre 2" presentation:style-name="pr1" draw:text-style-name="P2" draw:layer="layout" svg:width="17.779cm" svg:height="4.444cm" svg:x="3.598cm" svg:y="8.89cm" presentation:class="subtitle" presentation:user-transformed="true">
          <draw:text-box>
            <text:p text:style-name="P1"><text:span text:style-name="T1">C. BENSARI</text:span></text:p>
          </draw:text-box>
        </draw:frame>
        <draw:frame draw:name="Titre 1" presentation:style-name="pr2" draw:text-style-name="P2" draw:layer="layout" svg:width="22.859cm" svg:height="4.082cm" svg:x="1.27cm" svg:y="4.183cm" presentation:class="title" presentation:user-transformed="true">
          <draw:text-box>
            <text:p text:style-name="P1"><text:span text:style-name="T1">Introduction à l’algorithmique et à la programmatio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lan" draw:style-name="dp1" draw:master-page-name="Standard_20_1" presentation:presentation-page-layout-name="AL2T11">
        <draw:frame draw:name="Titre 1" presentation:style-name="pr4" draw:text-style-name="P2" draw:layer="layout" svg:width="21.589cm" svg:height="3.174cm" svg:x="2.54cm" svg:y="0.763cm" presentation:class="title" presentation:user-transformed="true">
          <draw:text-box>
            <text:p text:style-name="P1"><text:span text:style-name="T1">Plan</text:span></text:p>
          </draw:text-box>
        </draw:frame>
        <draw:frame draw:name="Espace réservé du contenu 2" presentation:style-name="pr5" draw:text-style-name="P2" draw:layer="layout" svg:width="21.589cm" svg:height="12.699cm" svg:x="2.54cm" svg:y="4.022cm" presentation:class="outline" presentation:user-transformed="true">
          <draw:text-box>
            <text:list text:style-name="L3">
              <text:list-item>
                <text:p text:style-name="P3"><text:span text:style-name="T2">Notions sur la programmation</text:span></text:p>
              </text:list-item>
              <text:list-item>
                <text:p text:style-name="P3"><text:span text:style-name="T2">Découverte de l’algorithmique</text:span></text:p>
              </text:list-item>
              <text:list-item>
                <text:p text:style-name="P3"><text:span text:style-name="T2">Eléments de base d’un algorithme</text:span></text:p>
              </text:list-item>
              <text:list-item>
                <text:p text:style-name="P3"><text:span text:style-name="T2">Les structures conditionnelles</text:span></text:p>
              </text:list-item>
              <text:list-item>
                <text:p text:style-name="P3"><text:span text:style-name="T2">Les structures répétitives</text:span></text:p>
              </text:list-item>
              <text:list-item>
                <text:p text:style-name="P3"><text:span text:style-name="T2">Les tableaux</text:span></text:p>
              </text:list-item>
              <text:list-item>
                <text:p text:style-name="P3"><text:span text:style-name="T2">Les procédures et fonctions</text:span></text:p>
              </text:list-item>
              <text:list-item>
                <text:p text:style-name="P3"><text:span text:style-name="T2">Les chaines de caractères</text:span></text:p>
              </text:list-item>
              <text:list-item>
                <text:p text:style-name="P3"><text:span text:style-name="T2">La complexité d’un algorithme</text:span></text:p>
              </text:list-item>
            </text:list>
            <text:p text:style-name="P3"><text:span text:style-name="T2"/></text:p>
            <text:p text:style-name="P3"><text:span text:style-name="T2"/></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Notions sur la programmation" draw:style-name="dp1" draw:master-page-name="Standard_20_1" presentation:presentation-page-layout-name="AL2T11">
        <draw:frame draw:name="Titre 1" presentation:style-name="pr7" draw:text-style-name="P2" draw:layer="layout" svg:width="21.589cm" svg:height="3.174cm" svg:x="2.54cm" svg:y="0.763cm" presentation:class="title" presentation:user-transformed="true">
          <draw:text-box>
            <text:p text:style-name="P1"><text:span text:style-name="T1">Notions sur la programmation</text:span></text:p>
          </draw:text-box>
        </draw:frame>
        <draw:frame draw:name="Espace réservé du contenu 2" presentation:style-name="pr8" draw:text-style-name="P6" draw:layer="layout" svg:width="21.589cm" svg:height="12.699cm" svg:x="2.54cm" svg:y="4.022cm" presentation:class="outline" presentation:user-transformed="true">
          <draw:text-box>
            <text:list text:style-name="L3">
              <text:list-item>
                <text:p text:style-name="P4"><text:span text:style-name="T3">Un programme informatique est une suite d’instructions qui peuvent être interprétées par une machine après des étapes de transformation du programme depuis le langage de haut niveau vers le langage de bas niveau</text:span></text:p>
              </text:list-item>
              <text:list-item>
                <text:p text:style-name="P4"><text:span text:style-name="T3">Un programme à le cycle de vie suivant:</text:span></text:p>
              </text:list-item>
            </text:list>
            <text:list text:style-name="L4">
              <text:list-item>
                <text:list>
                  <text:list-item>
                    <text:p text:style-name="P5"><text:span text:style-name="T3">Conception et modélisation</text:span></text:p>
                  </text:list-item>
                  <text:list-item>
                    <text:p text:style-name="P5"><text:span text:style-name="T3">Programmation</text:span></text:p>
                  </text:list-item>
                  <text:list-item>
                    <text:p text:style-name="P5"><text:span text:style-name="T3">Compilation</text:span></text:p>
                  </text:list-item>
                  <text:list-item>
                    <text:p text:style-name="P5"><text:span text:style-name="T3">Exécution </text:span></text:p>
                  </text:list-item>
                </text:list>
              </text:list-item>
            </text:list>
            <text:p text:style-name="P4"><text:span text:style-name="T3"/></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Conception et modélisation" draw:style-name="dp1" draw:master-page-name="Standard_20_1" presentation:presentation-page-layout-name="AL2T11">
        <draw:frame draw:name="Titre 1" presentation:style-name="pr4" draw:text-style-name="P2" draw:layer="layout" svg:width="21.589cm" svg:height="2.16cm" svg:x="2.54cm" svg:y="0.324cm" presentation:class="title" presentation:user-transformed="true">
          <draw:text-box>
            <text:p text:style-name="P1"><text:span text:style-name="T1">Conception et modélisation</text:span></text:p>
          </draw:text-box>
        </draw:frame>
        <draw:frame draw:name="Espace réservé du contenu 2" presentation:style-name="pr8" draw:text-style-name="P6" draw:layer="layout" svg:width="22.63cm" svg:height="15.601cm" svg:x="1.4cm" svg:y="2.799cm" presentation:class="outline" presentation:user-transformed="true">
          <draw:text-box>
            <text:list text:style-name="L3">
              <text:list-item>
                <text:p text:style-name="P4"><text:span text:style-name="T3">Pour mieux élaborer un programme, il est nécessaire d’essayer de schématiser le déroulement de ce dernier</text:span></text:p>
              </text:list-item>
              <text:list-item>
                <text:p text:style-name="P4"><text:span text:style-name="T3">Avant de définir un algorithme, il faut penser à élaborer un organigramme/logigramme en amont</text:span></text:p>
              </text:list-item>
              <text:list-item>
                <text:p text:style-name="P4"><text:span text:style-name="T3">Un organigramme est normalisé et est constitué de formes qui ont une signification et qui suivent un ordre précis (le sens des flèches)</text:span></text:p>
              </text:list-item>
              <text:list-item>
                <text:p text:style-name="P4"><text:span text:style-name="T3">Un programme commence par un début et se termine par une fin. La représentation de ces deux étapes en organigramme est la suivante :</text:span></text:p>
              </text:list-item>
            </text:list>
          </draw:text-box>
        </draw:frame>
        <draw:custom-shape draw:name="Ellipse 3" draw:style-name="gr2" draw:text-style-name="P2" draw:layer="layout" svg:width="5.16cm" svg:height="1.524cm" svg:x="6.939cm" svg:y="14.326cm">
          <text:p text:style-name="P7"><text:span text:style-name="T4">Déb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necteur droit avec flèche 5" draw:style-name="gr3" draw:text-style-name="P8" draw:layer="layout" svg:x1="9.519cm" svg:y1="15.85cm" svg:x2="9.519cm" svg:y2="17.562cm" svg:d="M9519 15850v1712">
          <text:p/>
        </draw:connector>
        <draw:custom-shape draw:name="Ellipse 11" draw:style-name="gr2" draw:text-style-name="P2" draw:layer="layout" svg:width="5.16cm" svg:height="1.524cm" svg:x="15.5cm" svg:y="16.001cm">
          <text:p text:style-name="P7"><text:span text:style-name="T4">F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necteur droit avec flèche 12" draw:style-name="gr3" draw:text-style-name="P8" draw:layer="layout" svg:x1="18.08cm" svg:y1="14.125cm" svg:x2="18.08cm" svg:y2="16cm" svg:d="M18080 14125v1875">
          <text:p/>
        </draw:connector>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Découverte de l’algorithmique" draw:style-name="dp1" draw:master-page-name="Standard_20_1" presentation:presentation-page-layout-name="AL2T11">
        <draw:frame draw:name="Titre 1" presentation:style-name="pr7" draw:text-style-name="P2" draw:layer="layout" svg:width="21.589cm" svg:height="3.174cm" svg:x="2.54cm" svg:y="0.763cm" presentation:class="title" presentation:user-transformed="true">
          <draw:text-box>
            <text:p text:style-name="P1"><text:span text:style-name="T1">Découverte de l’algorithmique</text:span></text:p>
          </draw:text-box>
        </draw:frame>
        <draw:frame draw:name="Espace réservé du contenu 2" presentation:style-name="pr5" draw:text-style-name="P6" draw:layer="layout" svg:width="23.402cm" svg:height="13.703cm" svg:x="1.099cm" svg:y="4.022cm" presentation:class="outline" presentation:user-transformed="true">
          <draw:text-box>
            <text:list text:style-name="L3">
              <text:list-item>
                <text:p text:style-name="P4"><text:span text:style-name="T3">Description d’un traitement automatisé de données</text:span></text:p>
              </text:list-item>
              <text:list-item>
                <text:p text:style-name="P4"><text:span text:style-name="T3">Le traitement doit être réalisé sur un ordinateur</text:span></text:p>
              </text:list-item>
              <text:list-item>
                <text:p text:style-name="P4"><text:span text:style-name="T3">Un algorithme doit être traduit dans un langage de programmation (Pascal, Java, PHP, …)</text:span></text:p>
              </text:list-item>
              <text:list-item>
                <text:p text:style-name="P4"><text:span text:style-name="T3">La mise en place d’un algorithme doit être précédé par une phase d’analyse du problème à résoudre</text:span></text:p>
              </text:list-item>
              <text:list-item>
                <text:p text:style-name="P4"><text:span text:style-name="T3">La solution décrite par l’algorithme doit être totalement indépendante du langage de programmation qui sera utilisé</text:span></text:p>
              </text:list-item>
              <text:list-item>
                <text:p text:style-name="P4"><text:span text:style-name="T3">Conclusion: Un algorithme est une suite d’opérations élémentaires devant être exécutées dans un ordre donné, pour accomplir une tâche donnée</text:span></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Exemple d’un algorithme dans le monde réel" draw:style-name="dp1" draw:master-page-name="Standard_20_1" presentation:presentation-page-layout-name="AL2T11">
        <draw:frame draw:name="Titre 1" presentation:style-name="pr7" draw:text-style-name="P2" draw:layer="layout" svg:width="21.589cm" svg:height="3.174cm" svg:x="2.54cm" svg:y="0.763cm" presentation:class="title" presentation:user-transformed="true">
          <draw:text-box>
            <text:p text:style-name="P1"><text:span text:style-name="T1">Exemple d’un algorithme dans le monde réel</text:span></text:p>
          </draw:text-box>
        </draw:frame>
        <draw:frame draw:name="Espace réservé du contenu 2" presentation:style-name="pr8" draw:text-style-name="P2" draw:layer="layout" svg:width="21.589cm" svg:height="12.699cm" svg:x="2.54cm" svg:y="4.022cm" presentation:class="outline" presentation:user-transformed="true">
          <draw:text-box>
            <text:list text:style-name="L3">
              <text:list-item>
                <text:p text:style-name="P3"><text:span text:style-name="T2">Préparation du riz :</text:span></text:p>
              </text:list-item>
            </text:list>
            <text:p text:style-name="P9"><text:span text:style-name="T5">1-</text:span><text:span text:style-name="T5"><text:tab/></text:span><text:span text:style-name="T5">Remplir une casserole d’eau</text:span></text:p>
            <text:p text:style-name="P9"><text:span text:style-name="T5">2- </text:span><text:span text:style-name="T5"><text:tab/></text:span><text:span text:style-name="T5">Mettre une pincée de sel</text:span></text:p>
            <text:p text:style-name="P9"><text:span text:style-name="T5">3- </text:span><text:span text:style-name="T5"><text:tab/></text:span><text:span text:style-name="T5">Mettre la casserole sur le feu</text:span></text:p>
            <text:p text:style-name="P9"><text:span text:style-name="T5">4- </text:span><text:span text:style-name="T5"><text:tab/></text:span><text:span text:style-name="T5">Attendre jusqu’à l’ébullition d’eau</text:span></text:p>
            <text:p text:style-name="P9"><text:span text:style-name="T5">5-</text:span><text:span text:style-name="T5"><text:tab/></text:span><text:span text:style-name="T5">Mettre le riz dans la casserole</text:span></text:p>
            <text:p text:style-name="P9"><text:span text:style-name="T5">6-</text:span><text:span text:style-name="T5"><text:tab/></text:span><text:span text:style-name="T5">Laisser cuire 10 à 15 minutes</text:span></text:p>
            <text:p text:style-name="P9"><text:span text:style-name="T5">7- </text:span><text:span text:style-name="T5"><text:tab/></text:span><text:span text:style-name="T5">Égoutter le riz</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Exemple d’un problème à résoudre" draw:style-name="dp1" draw:master-page-name="Standard_20_1" presentation:presentation-page-layout-name="AL2T11">
        <draw:frame draw:name="Titre 1" presentation:style-name="pr4" draw:text-style-name="P2" draw:layer="layout" svg:width="21.589cm" svg:height="3.174cm" svg:x="2.54cm" svg:y="0.763cm" presentation:class="title" presentation:user-transformed="true">
          <draw:text-box>
            <text:p text:style-name="P1"><text:span text:style-name="T1">Exemple d’un problème à résoudre</text:span></text:p>
          </draw:text-box>
        </draw:frame>
        <draw:frame draw:name="Espace réservé du contenu 2" presentation:style-name="pr8" draw:text-style-name="P2" draw:layer="layout" svg:width="21.589cm" svg:height="12.699cm" svg:x="2.54cm" svg:y="4.022cm" presentation:class="outline" presentation:user-transformed="true">
          <draw:text-box>
            <text:list text:style-name="L3">
              <text:list-item>
                <text:p text:style-name="P3"><text:span text:style-name="T2">Un nombre entier N est-il impair ?</text:span></text:p>
              </text:list-item>
              <text:list-item>
                <text:p text:style-name="P3"><text:span text:style-name="T2">Solution:</text:span></text:p>
              </text:list-item>
            </text:list>
            <text:list text:style-name="L4">
              <text:list-item>
                <text:list>
                  <text:list-item>
                    <text:p text:style-name="P10"><text:span text:style-name="T5">Analyse: Un nombre N est impair si le reste de la division N par 2 est égale à 1</text:span></text:p>
                  </text:list-item>
                  <text:list-item>
                    <text:p text:style-name="P10"><text:span text:style-name="T5">Solution algorithmique</text:span></text:p>
                  </text:list-item>
                </text:list>
              </text:list-item>
            </text:list>
            <text:list text:style-name="L7">
              <text:list-item>
                <text:list>
                  <text:list-item>
                    <text:list>
                      <text:list-item>
                        <text:p text:style-name="P10"><text:span text:style-name="T6">Calculer le reste R de la division de N par 2</text:span></text:p>
                      </text:list-item>
                      <text:list-item>
                        <text:p text:style-name="P10"><text:span text:style-name="T6">Si R est égale à 1 alors N est impair</text:span></text:p>
                      </text:list-item>
                      <text:list-item>
                        <text:p text:style-name="P10"><text:span text:style-name="T6">Sinon N n’est pas impair</text:span></text:p>
                      </text:list-item>
                    </text:list>
                  </text:list-item>
                </text:list>
              </text:list-item>
            </text:list>
            <text:p text:style-name="P11"><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rincipe général" draw:style-name="dp1" draw:master-page-name="Standard_20_1" presentation:presentation-page-layout-name="AL2T11">
        <draw:frame draw:name="Titre 1" presentation:style-name="pr4" draw:text-style-name="P2" draw:layer="layout" svg:width="21.589cm" svg:height="3.174cm" svg:x="2.54cm" svg:y="0.763cm" presentation:class="title" presentation:user-transformed="true">
          <draw:text-box>
            <text:p text:style-name="P1"><text:span text:style-name="T1">Principe général</text:span></text:p>
          </draw:text-box>
        </draw:frame>
        <draw:frame draw:name="Espace réservé du contenu 2" presentation:style-name="pr8" draw:text-style-name="P2" draw:layer="layout" svg:width="22.74cm" svg:height="14.432cm" svg:x="1.389cm" svg:y="4.022cm" presentation:class="outline" presentation:user-transformed="true">
          <draw:text-box>
            <text:list text:style-name="L3">
              <text:list-item>
                <text:p text:style-name="P3"><text:span text:style-name="T2">Un traitement automatisé consiste à faire des opérations sur des données (informations) fournies en entrée et afficher les données résultantes du traitement en sortie</text:span></text:p>
              </text:list-item>
            </text:list>
            <text:p text:style-name="P3"><text:span text:style-name="T2"/></text:p>
          </draw:text-box>
        </draw:frame>
        <draw:custom-shape draw:name="Ellipse 3" draw:style-name="gr2" draw:text-style-name="P2" draw:layer="layout" svg:width="4.8cm" svg:height="1.999cm" svg:x="3.699cm" svg:y="7.925cm">
          <text:p text:style-name="P7"><text:span text:style-name="T4">Donné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Ellipse 5" draw:style-name="gr2" draw:text-style-name="P2" draw:layer="layout" svg:width="4.8cm" svg:height="1.999cm" svg:x="3.699cm" svg:y="15.726cm">
          <text:p text:style-name="P7"><text:span text:style-name="T4">Résulta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 draw:style-name="gr2" draw:text-style-name="P2" draw:layer="layout" svg:width="4.8cm" svg:height="1.599cm" svg:x="3.699cm" svg:y="12.125cm">
          <text:p text:style-name="P7"><text:span text:style-name="T4">Traitement automatisé</text:span></text:p>
          <draw:enhanced-geometry svg:viewBox="0 0 21600 21600" draw:type="rectangle" draw:enhanced-path="M 0 0 L 21600 0 21600 21600 0 21600 0 0 Z N"/>
        </draw:custom-shape>
        <draw:connector draw:name="Connecteur droit avec flèche 8" draw:style-name="gr4" draw:text-style-name="P8" draw:layer="layout" svg:x1="6.099cm" svg:y1="9.925cm" svg:x2="6.099cm" svg:y2="12.125cm" svg:d="M6099 9925v2200">
          <text:p/>
        </draw:connector>
        <draw:connector draw:name="Connecteur droit avec flèche 9" draw:style-name="gr4" draw:text-style-name="P8" draw:layer="layout" svg:x1="6.064cm" svg:y1="13.725cm" svg:x2="6.099cm" svg:y2="15.725cm" svg:d="M6064 13725v1000h35v1000">
          <text:p/>
        </draw:connector>
        <draw:custom-shape draw:name="Ellipse 12" draw:style-name="gr2" draw:text-style-name="P2" draw:layer="layout" svg:width="4.8cm" svg:height="1.999cm" svg:x="16.9cm" svg:y="8.09cm">
          <text:p text:style-name="P7"><text:span text:style-name="T4">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Ellipse 13" draw:style-name="gr2" draw:text-style-name="P2" draw:layer="layout" svg:width="4.8cm" svg:height="1.999cm" svg:x="16.9cm" svg:y="15.891cm">
          <text:p text:style-name="P7"><text:span text:style-name="T4">Résulta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 draw:style-name="gr2" draw:text-style-name="P2" draw:layer="layout" svg:width="4.8cm" svg:height="1.599cm" svg:x="16.9cm" svg:y="12.29cm">
          <text:p text:style-name="P7"><text:span text:style-name="T4">N % 2 = 0 ?</text:span></text:p>
          <draw:enhanced-geometry svg:viewBox="0 0 21600 21600" draw:type="rectangle" draw:enhanced-path="M 0 0 L 21600 0 21600 21600 0 21600 0 0 Z N"/>
        </draw:custom-shape>
        <draw:connector draw:name="Connecteur droit avec flèche 15" draw:style-name="gr4" draw:text-style-name="P8" draw:layer="layout" svg:x1="19.3cm" svg:y1="10.09cm" svg:x2="19.3cm" svg:y2="12.29cm" svg:d="M19300 10090v2200">
          <text:p/>
        </draw:connector>
        <draw:connector draw:name="Connecteur droit avec flèche 16" draw:style-name="gr4" draw:text-style-name="P8" draw:layer="layout" svg:x1="19.266cm" svg:y1="13.89cm" svg:x2="19.3cm" svg:y2="15.89cm" svg:d="M19266 13890v1000h34v1000">
          <text:p/>
        </draw:connector>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Eléments de base d’un algorithme" draw:style-name="dp1" draw:master-page-name="Standard_20_1" presentation:presentation-page-layout-name="AL2T11">
        <draw:frame draw:name="Titre 1" presentation:style-name="pr4" draw:text-style-name="P2" draw:layer="layout" svg:width="21.589cm" svg:height="3.174cm" svg:x="2.54cm" svg:y="0.763cm" presentation:class="title" presentation:user-transformed="true">
          <draw:text-box>
            <text:p text:style-name="P1"><text:span text:style-name="T1">Eléments de base d’un algorithme</text:span></text:p>
          </draw:text-box>
        </draw:frame>
        <draw:frame draw:name="Espace réservé du contenu 2" presentation:style-name="pr5" draw:text-style-name="P2" draw:layer="layout" svg:width="23.602cm" svg:height="13.703cm" svg:x="1.099cm" svg:y="4.022cm" presentation:class="outline" presentation:user-transformed="true">
          <draw:text-box>
            <text:list text:style-name="L3">
              <text:list-item>
                <text:p text:style-name="P3"><text:span text:style-name="T2">Variables</text:span></text:p>
              </text:list-item>
            </text:list>
            <text:list text:style-name="L4">
              <text:list-item>
                <text:list>
                  <text:list-item>
                    <text:p text:style-name="P10"><text:span text:style-name="T5">Les données et résultats <text:s/>sont des grandeurs qui sont susceptibles de varier =&gt; </text:span><text:span text:style-name="T7">variables</text:span></text:p>
                  </text:list-item>
                  <text:list-item>
                    <text:p text:style-name="P10"><text:span text:style-name="T5">Les noms de variables doivent commencer par une lettre, un underscore <text:s/>« _ » ou un dollar « $ »</text:span></text:p>
                  </text:list-item>
                  <text:list-item>
                    <text:p text:style-name="P10"><text:span text:style-name="T5">Les conventions de nommages préconisent d’utiliser la forme camelCase (première lettre en minuscule et <text:s/>chaque nouveau mot du nom doit commencer par une majuscule : maMagnifiqueVariable)</text:span></text:p>
                  </text:list-item>
                </text:list>
              </text:list-item>
            </text:list>
            <text:p text:style-name="P3"><text:span text:style-name="T2"><text:tab/></text:span><text:span text:style-name="T8">Exemples</text:span><text:span text:style-name="T9">:</text:span></text:p>
            <text:p text:style-name="P3"><text:span text:style-name="T10"><text:tab/></text:span><text:span text:style-name="T10"> <text:s text:c="6"/></text:span><text:span text:style-name="T10">variables </text:span></text:p>
            <text:p text:style-name="P3"><text:span text:style-name="T11"><text:tab/></text:span><text:span text:style-name="T11"> <text:s text:c="6"/></text:span><text:span text:style-name="T11">rayonCercle, surfaceCercle : réels</text:span></text:p>
            <text:list text:continue-numbering="true" text:style-name="L4">
              <text:list-item>
                <text:p text:style-name="P3"><text:span text:style-name="T2">Types</text:span></text:p>
                <text:list>
                  <text:list-item>
                    <text:p text:style-name="P10"><text:span text:style-name="T5">Les numériques: les nombres entiers et réels (ex. 3, -7, 1,25 E3)</text:span></text:p>
                  </text:list-item>
                  <text:list-item>
                    <text:p text:style-name="P10"><text:span text:style-name="T5">Les chaines de caractères <text:s/>(ex. ’’ bonjour’’)</text:span></text:p>
                  </text:list-item>
                  <text:list-item>
                    <text:p text:style-name="P10"><text:span text:style-name="T5">Le type booléen (deux valeurs possible: vrai ou faux)</text:span></text:p>
                  </text:list-item>
                </text:list>
              </text:list-item>
            </text:list>
            <text:p text:style-name="P11"><text:span text:style-name="T5"/></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Eléments de base d’un algorithme" draw:style-name="dp1" draw:master-page-name="Standard_20_1" presentation:presentation-page-layout-name="AL2T11">
        <draw:frame draw:name="Titre 1" presentation:style-name="pr4" draw:text-style-name="P2" draw:layer="layout" svg:width="21.589cm" svg:height="2.548cm" svg:x="2.381cm" svg:y="0.794cm" presentation:class="title" presentation:user-transformed="true">
          <draw:text-box>
            <text:p text:style-name="P1"><text:span text:style-name="T1">Eléments de base d’un algorithme</text:span></text:p>
          </draw:text-box>
        </draw:frame>
        <draw:frame draw:name="Espace réservé du contenu 2" presentation:style-name="pr8" draw:text-style-name="P2" draw:layer="layout" svg:width="21.589cm" svg:height="12.699cm" svg:x="2.54cm" svg:y="4.022cm" presentation:class="outline" presentation:user-transformed="true">
          <draw:text-box>
            <text:list text:style-name="L3">
              <text:list-item>
                <text:p text:style-name="P3"><text:span text:style-name="T2">Les constantes :</text:span></text:p>
              </text:list-item>
            </text:list>
            <text:list text:style-name="L4">
              <text:list-item>
                <text:list>
                  <text:list-item>
                    <text:p text:style-name="P10"><text:span text:style-name="T5">Certains types de données (informations) ne sont pas amenées à changer pendant tout le programme =&gt; </text:span><text:span text:style-name="T12">constantes</text:span><text:span text:style-name="T13"> </text:span></text:p>
                  </text:list-item>
                  <text:list-item>
                    <text:p text:style-name="P10"><text:span text:style-name="T13">Les conventions de nommage préconisent d’utiliser des majuscules et des underscores pour le nom de constantes</text:span></text:p>
                  </text:list-item>
                </text:list>
              </text:list-item>
            </text:list>
            <text:p text:style-name="P3"><text:span text:style-name="T2"><text:tab/></text:span><text:span text:style-name="T8">Exemples</text:span><text:span text:style-name="T9">:</text:span></text:p>
            <text:p text:style-name="P3"><text:span text:style-name="T14"><text:tab/></text:span><text:span text:style-name="T14"> <text:s text:c="5"/></text:span><text:span text:style-name="T10">constantes </text:span></text:p>
            <text:p text:style-name="P3"><text:span text:style-name="T11"><text:tab/></text:span><text:span text:style-name="T11"> <text:s text:c="7"/></text:span><text:span text:style-name="T11">PI = 3,14159</text:span></text:p>
            <text:p text:style-name="P3"><text:span text:style-name="T11"><text:tab/></text:span><text:span text:style-name="T11"> <text:s text:c="7"/></text:span><text:span text:style-name="T11">NB_JOURS_DE_SEMAINE = 7</text:span><text:span text:style-name="T11"><text:tab/></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Eléments de base d’un algorithme" draw:style-name="dp1" draw:master-page-name="Standard_20_1" presentation:presentation-page-layout-name="AL2T11">
        <draw:frame draw:name="Titre 1" presentation:style-name="pr7" draw:text-style-name="P2" draw:layer="layout" svg:width="21.589cm" svg:height="2.014cm" svg:x="2.54cm" svg:y="0.366cm" presentation:class="title" presentation:user-transformed="true">
          <draw:text-box>
            <text:p text:style-name="P1"><text:span text:style-name="T1">Eléments de base d’un algorithme</text:span></text:p>
          </draw:text-box>
        </draw:frame>
        <draw:frame draw:name="Espace réservé du contenu 2" presentation:style-name="pr5" draw:text-style-name="P2" draw:layer="layout" svg:width="23.812cm" svg:height="15.874cm" svg:x="0.794cm" svg:y="2.58cm" presentation:class="outline" presentation:user-transformed="true">
          <draw:text-box>
            <text:list text:style-name="L3">
              <text:list-item>
                <text:p text:style-name="P3"><text:span text:style-name="T2">Expressions et affectations</text:span></text:p>
              </text:list-item>
            </text:list>
            <text:list text:style-name="L4">
              <text:list-item>
                <text:list>
                  <text:list-item>
                    <text:p text:style-name="P10"><text:span text:style-name="T5">Un algorithme est une suite d’opérations (</text:span><text:span text:style-name="T7">instructions</text:span><text:span text:style-name="T5">). De manière générale il s’agit d’évaluer une </text:span><text:span text:style-name="T7">expression</text:span><text:span text:style-name="T5"> comportant :</text:span></text:p>
                  </text:list-item>
                </text:list>
              </text:list-item>
            </text:list>
            <text:list text:style-name="L9">
              <text:list-item>
                <text:list>
                  <text:list-item>
                    <text:list>
                      <text:list-item>
                        <text:p text:style-name="P10"><text:span text:style-name="T6">Des variables et des constantes</text:span></text:p>
                      </text:list-item>
                      <text:list-item>
                        <text:p text:style-name="P10"><text:span text:style-name="T6">Des opérations : +, -, *, /, &gt;, &lt;, &gt;=, &lt;=, =, % (%: reste de la division) </text:span></text:p>
                      </text:list-item>
                      <text:list-item>
                        <text:p text:style-name="P10"><text:span text:style-name="T6">Des fonctions plus complexes</text:span></text:p>
                      </text:list-item>
                    </text:list>
                  </text:list-item>
                  <text:list-item>
                    <text:p text:style-name="P10"><text:span text:style-name="T5">Les résultats de l’évaluation de ces expressions sont généralement <text:s/>« rangées » dans des variables. On dit qu’il s’agit d’une affectation du résultat d’une expression à une variable.</text:span></text:p>
                  </text:list-item>
                  <text:list-item>
                    <text:p text:style-name="P10"><text:span text:style-name="T5">Pour l’affectation on utilise le symbole «:=» ou «  </text:span><text:span text:style-name="T15"></text:span><text:span text:style-name="T5"> »</text:span></text:p>
                  </text:list-item>
                  <text:list-item>
                    <text:p text:style-name="P10"><text:span text:style-name="T5">Les expressions et les affectations sont représentées dans un organigramme avec le symbole rectangle :</text:span></text:p>
                  </text:list-item>
                </text:list>
              </text:list-item>
            </text:list>
            <text:p text:style-name="P11"><text:span text:style-name="T5"/></text:p>
          </draw:text-box>
        </draw:frame>
        <draw:custom-shape draw:name="Rectangle 3" draw:style-name="gr2" draw:text-style-name="P2" draw:layer="layout" svg:width="5cm" svg:height="0.96cm" svg:x="17.301cm" svg:y="16.165cm">
          <text:p text:style-name="P7"><text:span text:style-name="T4">a := b + c</text:span></text:p>
          <draw:enhanced-geometry svg:viewBox="0 0 21600 21600" draw:type="rectangle" draw:enhanced-path="M 0 0 L 21600 0 21600 21600 0 21600 0 0 Z N"/>
        </draw:custom-shape>
        <draw:connector draw:name="Connecteur droit avec flèche 4" draw:style-name="gr3" draw:text-style-name="P8" draw:layer="layout" svg:x1="19.8cm" svg:y1="14.725cm" svg:x2="19.8cm" svg:y2="16.164cm" svg:d="M19800 14725v1439">
          <text:p/>
        </draw:connector>
        <draw:connector draw:name="Connecteur droit avec flèche 5" draw:style-name="gr3" draw:text-style-name="P8" draw:layer="layout" svg:x1="19.8cm" svg:y1="17.125cm" svg:x2="19.8cm" svg:y2="18.564cm" svg:d="M19800 17125v1439">
          <text:p/>
        </draw:connector>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Eléments de base d’un algorithme" draw:style-name="dp1" draw:master-page-name="Standard_20_1" presentation:presentation-page-layout-name="AL2T11">
        <draw:frame draw:name="Titre 1" presentation:style-name="pr4" draw:text-style-name="P2" draw:layer="layout" svg:width="21.589cm" svg:height="2.349cm" svg:x="2.381cm" svg:y="0.595cm" presentation:class="title" presentation:user-transformed="true">
          <draw:text-box>
            <text:p text:style-name="P1"><text:span text:style-name="T1">Eléments de base d’un algorithme</text:span></text:p>
          </draw:text-box>
        </draw:frame>
        <draw:frame draw:name="Espace réservé du contenu 2" presentation:style-name="pr5" draw:text-style-name="P2" draw:layer="layout" svg:width="23.216cm" svg:height="14.882cm" svg:x="1.389cm" svg:y="3.373cm" presentation:class="outline" presentation:user-transformed="true">
          <draw:text-box>
            <text:list text:style-name="L11">
              <text:list-item>
                <text:list>
                  <text:list-item>
                    <text:p text:style-name="P3"><text:span text:style-name="T2">Exemple d’une affectation simple: </text:span></text:p>
                  </text:list-item>
                </text:list>
              </text:list-item>
            </text:list>
            <text:p text:style-name="P11"><text:span text:style-name="T16">variables</text:span></text:p>
            <text:p text:style-name="P11"><text:span text:style-name="T6"><text:tab/></text:span><text:span text:style-name="T6"><text:tab/></text:span><text:span text:style-name="T6">a, b, c : </text:span><text:span text:style-name="T16">entier</text:span><text:span text:style-name="T6">;</text:span></text:p>
            <text:p text:style-name="P11"><text:span text:style-name="T6">a:= 5; <text:s text:c="2"/>% affecter le nombre 5 à la variable </text:span><text:span text:style-name="T16">a </text:span><text:span text:style-name="T6">%</text:span></text:p>
            <text:p text:style-name="P11"><text:span text:style-name="T6">b:=10; <text:s/></text:span></text:p>
            <text:list text:style-name="L6">
              <text:list-item>
                <text:p text:style-name="P3"><text:span text:style-name="T2">Exemple d’une affectation avec une expression :</text:span></text:p>
              </text:list-item>
            </text:list>
            <text:p text:style-name="P3"><text:span text:style-name="T2"><text:tab/></text:span><text:span text:style-name="T16">variables</text:span></text:p>
            <text:p text:style-name="P3"><text:span text:style-name="T6"><text:tab/></text:span><text:span text:style-name="T6"><text:tab/></text:span><text:span text:style-name="T6">rayon, surface : réels;</text:span></text:p>
            <text:p text:style-name="P3"><text:span text:style-name="T6"><text:tab/></text:span><text:span text:style-name="T16">constantes</text:span></text:p>
            <text:p text:style-name="P3"><text:span text:style-name="T6"><text:tab/></text:span><text:span text:style-name="T6"><text:tab/></text:span><text:span text:style-name="T6">PI := 3.14;</text:span></text:p>
            <text:p text:style-name="P3"><text:span text:style-name="T6"><text:tab/></text:span><text:span text:style-name="T6">surface := <text:s/>PI * rayon * rayon; <text:s text:c="2"/>% <text:s/>affectation du résultat de l’expression à la variable surface %</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Eléments de base d’un algorithme" draw:style-name="dp1" draw:master-page-name="Standard_20_1" presentation:presentation-page-layout-name="AL2T11">
        <draw:frame draw:name="Titre 1" presentation:style-name="pr4" draw:text-style-name="P2" draw:layer="layout" svg:width="21.589cm" svg:height="2.61cm" svg:x="2.54cm" svg:y="0.763cm" presentation:class="title" presentation:user-transformed="true">
          <draw:text-box>
            <text:p text:style-name="P1"><text:span text:style-name="T1">Eléments de base d’un algorithme</text:span></text:p>
          </draw:text-box>
        </draw:frame>
        <draw:frame draw:name="Espace réservé du contenu 2" presentation:style-name="pr8" draw:text-style-name="P2" draw:layer="layout" svg:width="22.938cm" svg:height="12.699cm" svg:x="1.191cm" svg:y="4.022cm" presentation:class="outline" presentation:user-transformed="true">
          <draw:text-box>
            <text:list text:style-name="L3">
              <text:list-item>
                <text:p text:style-name="P3"><text:span text:style-name="T2">Attention aux règles de priorité :</text:span></text:p>
              </text:list-item>
            </text:list>
            <text:p text:style-name="P11"><text:span text:style-name="T5">1-</text:span><text:span text:style-name="T5"><text:tab/></text:span><text:span text:style-name="T5">Les fonctions mathématiques en premier</text:span></text:p>
            <text:p text:style-name="P11"><text:span text:style-name="T5">2-</text:span><text:span text:style-name="T5"><text:tab/></text:span><text:span text:style-name="T5">La multiplication et la division</text:span></text:p>
            <text:p text:style-name="P11"><text:span text:style-name="T5">3-</text:span><text:span text:style-name="T5"><text:tab/></text:span><text:span text:style-name="T5">L’addition et la soustraction</text:span></text:p>
            <text:p text:style-name="P11"><text:span text:style-name="T3">Exemple : </text:span></text:p>
            <text:p text:style-name="P11"><text:span text:style-name="T3">c := sqr(a) + 5 * b; <text:s text:c="6"/></text:span><text:span text:style-name="T17">% sqr est une fonction mathématique calculant la racine carré d’un nombre %</text:span></text:p>
            <text:p text:style-name="P11"><text:span text:style-name="T17"/></text:p>
            <text:p text:style-name="P11"><text:span text:style-name="T17">Pour </text:span><text:span text:style-name="T18">a = 4 </text:span><text:span text:style-name="T17">et </text:span><text:span text:style-name="T18">b = 3</text:span><text:span text:style-name="T17">, </text:span><text:span text:style-name="T18">c</text:span><text:span text:style-name="T17"> sera égale à </text:span><text:span text:style-name="T18">17</text:span><text:span text:style-name="T17"> et non pas </text:span><text:span text:style-name="T18">21</text:span><text:span text:style-name="T17"> </text:span></text:p>
            <text:p text:style-name="P3"><text:span text:style-name="T2"/></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Eléments de base d’un algorithme" draw:style-name="dp1" draw:master-page-name="Standard_20_1" presentation:presentation-page-layout-name="AL2T11">
        <draw:frame draw:name="Titre 1" presentation:style-name="pr4" draw:text-style-name="P2" draw:layer="layout" svg:width="21.589cm" svg:height="2.182cm" svg:x="2.024cm" svg:y="0.397cm" presentation:class="title" presentation:user-transformed="true">
          <draw:text-box>
            <text:p text:style-name="P1"><text:span text:style-name="T1">Eléments de base d’un algorithme</text:span></text:p>
          </draw:text-box>
        </draw:frame>
        <draw:frame draw:name="Espace réservé du contenu 2" presentation:style-name="pr5" draw:text-style-name="P2" draw:layer="layout" svg:width="23.018cm" svg:height="15.676cm" svg:x="1.389cm" svg:y="2.977cm" presentation:class="outline" presentation:user-transformed="true">
          <draw:text-box>
            <text:p text:style-name="P3"><text:span text:style-name="T2"/></text:p>
            <text:list text:style-name="L3">
              <text:list-item>
                <text:p text:style-name="P3"><text:span text:style-name="T2">Opérations d’entrée/sortie :</text:span></text:p>
              </text:list-item>
            </text:list>
            <text:p text:style-name="P3"><text:span text:style-name="T2"><text:tab/></text:span><text:span text:style-name="T2">Dans n’importe quel programme, un échange a lieu entre l’utilisateur et la machine :</text:span></text:p>
            <text:p text:style-name="P3"><text:span text:style-name="T2"><text:tab/></text:span><text:span text:style-name="T2"><text:tab/></text:span><text:span text:style-name="T2">La saisie par clavier </text:span><text:span text:style-name="T19"></text:span><text:span text:style-name="T2"> données d’entrée</text:span></text:p>
            <text:p text:style-name="P3"><text:span text:style-name="T2"><text:tab/></text:span><text:span text:style-name="T2"><text:tab/></text:span><text:span text:style-name="T2">Affichage sur écran </text:span><text:span text:style-name="T19"></text:span><text:span text:style-name="T2"> données en sortie</text:span></text:p>
            <text:p text:style-name="P3"><text:span text:style-name="T2"><text:tab/></text:span><text:span text:style-name="T14">Exemple</text:span><text:span text:style-name="T2"> : calcul de la surface d’un cercle</text:span></text:p>
            <text:list text:style-name="L8">
              <text:list-item>
                <text:list>
                  <text:list-item>
                    <text:p text:style-name="P10"><text:span text:style-name="T5">Saisir la valeur du rayon du cercle (donnée d’entrée ou lecture)</text:span></text:p>
                  </text:list-item>
                  <text:list-item>
                    <text:p text:style-name="P10"><text:span text:style-name="T5">Affecter à une variable </text:span><text:span text:style-name="T7">surface</text:span><text:span text:style-name="T5"> le résultat de l’expression π*(rayon)²</text:span></text:p>
                  </text:list-item>
                  <text:list-item>
                    <text:p text:style-name="P10"><text:span text:style-name="T5">Afficher le résultat (donnée de sortie ou écriture)</text:span></text:p>
                  </text:list-item>
                </text:list>
              </text:list-item>
            </text:list>
            <text:p text:style-name="P11"><text:span text:style-name="T15"></text:span><text:span text:style-name="T5"> </text:span><text:span text:style-name="T5">Cette suite d’opérations est appelé « </text:span><text:span text:style-name="T7">Séquence d’instructions</text:span><text:span text:style-name="T5"> »</text:span></text:p>
            <text:list text:style-name="L6">
              <text:list-item>
                <text:p text:style-name="P3"><text:span text:style-name="T2">Les opérations d’entré/sortie sont représentées dans un organigramme avec un rectangle incliné</text:span></text:p>
              </text:list-item>
            </text:list>
            <text:p text:style-name="P3"><text:span text:style-name="T2"><text:s/></text:span></text:p>
          </draw:text-box>
        </draw:frame>
        <draw:custom-shape draw:name="Organigramme : Données 4" draw:style-name="gr2" draw:text-style-name="P2" draw:layer="layout" svg:width="5.436cm" svg:height="1.199cm" svg:x="18.701cm" svg:y="16.617cm">
          <text:p text:style-name="P7"><text:span text:style-name="T4">lire(a)</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name="Organigramme : Données 5" draw:style-name="gr2" draw:text-style-name="P2" draw:layer="layout" svg:width="6.6cm" svg:height="1.199cm" svg:x="10.9cm" svg:y="16.617cm">
          <text:p text:style-name="P7"><text:span text:style-name="T4">ecrire(a)</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name="Connecteur droit avec flèche 6" draw:style-name="gr3" draw:text-style-name="P8" draw:layer="layout" svg:x1="14.343cm" svg:y1="15.482cm" svg:x2="14.343cm" svg:y2="16.616cm" svg:d="M14343 15482v1134">
          <text:p/>
        </draw:connector>
        <draw:connector draw:name="Connecteur droit avec flèche 7" draw:style-name="gr3" draw:text-style-name="P8" draw:layer="layout" svg:x1="21.737cm" svg:y1="15.482cm" svg:x2="21.737cm" svg:y2="16.616cm" svg:d="M21737 15482v1134">
          <text:p/>
        </draw:connector>
        <draw:connector draw:name="Connecteur droit avec flèche 8" draw:style-name="gr3" draw:text-style-name="P8" draw:layer="layout" svg:x1="21.737cm" svg:y1="17.915cm" svg:x2="21.737cm" svg:y2="19.05cm" svg:d="M21737 17915v1135">
          <text:p/>
        </draw:connector>
        <draw:connector draw:name="Connecteur droit avec flèche 9" draw:style-name="gr3" draw:text-style-name="P8" draw:layer="layout" svg:x1="14.343cm" svg:y1="17.915cm" svg:x2="14.343cm" svg:y2="19.05cm" svg:d="M14343 17915v1135">
          <text:p/>
        </draw:connector>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Organigramme de calcule de la surface d’un cercle" draw:style-name="dp1" draw:master-page-name="Standard_20_1" presentation:presentation-page-layout-name="AL2T11">
        <draw:frame draw:name="Titre 1" presentation:style-name="pr7" draw:text-style-name="P2" draw:layer="layout" svg:width="21.589cm" svg:height="3.258cm" svg:x="2.54cm" svg:y="0.763cm" presentation:class="title" presentation:user-transformed="true">
          <draw:text-box>
            <text:p text:style-name="P1"><text:span text:style-name="T1">Organigramme de calcule de la surface d’un cercle</text:span></text:p>
          </draw:text-box>
        </draw:frame>
        <draw:custom-shape draw:name="Ellipse 3" draw:style-name="gr2" draw:text-style-name="P2" draw:layer="layout" svg:width="5.16cm" svg:height="1.524cm" svg:x="12.94cm" svg:y="3.999cm">
          <text:p text:style-name="P7"><text:span text:style-name="T4">Deb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necteur droit avec flèche 4" draw:style-name="gr3" draw:text-style-name="P8" draw:layer="layout" svg:x1="15.52cm" svg:y1="5.524cm" svg:x2="15.52cm" svg:y2="6.799cm" svg:d="M15520 5524v1275">
          <text:p/>
        </draw:connector>
        <draw:custom-shape draw:name="Ellipse 5" draw:style-name="gr2" draw:text-style-name="P2" draw:layer="layout" svg:width="5.16cm" svg:height="1.524cm" svg:x="12.983cm" svg:y="16.926cm">
          <text:p text:style-name="P7"><text:span text:style-name="T4">F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necteur droit avec flèche 6" draw:style-name="gr3" draw:text-style-name="P8" draw:layer="layout" svg:x1="15.563cm" svg:y1="15.125cm" svg:x2="15.563cm" svg:y2="17cm" svg:d="M15563 15125v1875">
          <text:p/>
        </draw:connector>
        <draw:custom-shape draw:name="Organigramme : Données 7" draw:style-name="gr2" draw:text-style-name="P2" draw:layer="layout" svg:width="9.6cm" svg:height="1.199cm" svg:x="10.7cm" svg:y="6.774cm">
          <text:p text:style-name="P7"><text:span text:style-name="T4">ecrire (’’Entrez la valeur du ray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name="Connecteur droit avec flèche 8" draw:style-name="gr3" draw:text-style-name="P8" draw:layer="layout" svg:x1="15.52cm" svg:y1="7.973cm" svg:x2="15.52cm" svg:y2="9.107cm" svg:d="M15520 7973v1134">
          <text:p/>
        </draw:connector>
        <draw:custom-shape draw:name="Organigramme : Données 10" draw:style-name="gr2" draw:text-style-name="P2" draw:layer="layout" svg:width="7.4cm" svg:height="1.199cm" svg:x="11.9cm" svg:y="9.108cm">
          <text:p text:style-name="P7"><text:span text:style-name="T4">lire(ray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name="Connecteur droit avec flèche 11" draw:style-name="gr3" draw:text-style-name="P8" draw:layer="layout" svg:x1="15.6cm" svg:y1="10.307cm" svg:x2="15.6cm" svg:y2="11.636cm" svg:d="M15600 10307v1329">
          <text:p/>
        </draw:connector>
        <draw:connector draw:name="Connecteur droit avec flèche 15" draw:style-name="gr3" draw:text-style-name="P8" draw:layer="layout" svg:x1="15.48cm" svg:y1="12.9cm" svg:x2="15.475cm" svg:y2="14.091cm" svg:d="M15480 12900v596h-5v595">
          <text:p/>
        </draw:connector>
        <draw:custom-shape draw:name="Organigramme : Données 21" draw:style-name="gr2" draw:text-style-name="P2" draw:layer="layout" svg:width="9.6cm" svg:height="1.199cm" svg:x="10.3cm" svg:y="14.126cm">
          <text:p text:style-name="P7"><text:span text:style-name="T4">ecrire(surfac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name="Rectangle 13" draw:style-name="gr2" draw:text-style-name="P2" draw:layer="layout" svg:width="7.341cm" svg:height="0.96cm" svg:x="11.708cm" svg:y="11.708cm">
          <text:p text:style-name="P7"><text:span text:style-name="T4">surface:= PI * rayon * rayo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Syntaxe générale d’un algorithme" draw:style-name="dp1" draw:master-page-name="Standard_20_1" presentation:presentation-page-layout-name="AL2T11">
        <draw:frame draw:name="Titre 1" presentation:style-name="pr7" draw:text-style-name="P2" draw:layer="layout" svg:width="21.589cm" svg:height="2.014cm" svg:x="2.54cm" svg:y="0.763cm" presentation:class="title" presentation:user-transformed="true">
          <draw:text-box>
            <text:p text:style-name="P1"><text:span text:style-name="T1">Syntaxe générale d’un algorithme</text:span></text:p>
          </draw:text-box>
        </draw:frame>
        <draw:frame draw:name="Espace réservé du contenu 2" presentation:style-name="pr5" draw:text-style-name="P2" draw:layer="layout" svg:width="21.589cm" svg:height="12.699cm" svg:x="2.54cm" svg:y="4.022cm" presentation:class="outline" presentation:user-transformed="true">
          <draw:text-box>
            <text:p text:style-name="P3"><text:span text:style-name="T14">algorithme</text:span><text:span text:style-name="T2"> calcul_surface_cercle</text:span></text:p>
            <text:p text:style-name="P3"><text:span text:style-name="T14">constantes</text:span></text:p>
            <text:p text:style-name="P3"><text:span text:style-name="T2"><text:tab/></text:span><text:span text:style-name="T2">PI = 3.14;</text:span></text:p>
            <text:p text:style-name="P3"><text:span text:style-name="T14">variables</text:span></text:p>
            <text:p text:style-name="P3"><text:span text:style-name="T2"><text:tab/></text:span><text:span text:style-name="T2">rayon, surface : </text:span><text:span text:style-name="T14">reels</text:span><text:span text:style-name="T2">;</text:span></text:p>
            <text:p text:style-name="P3"><text:span text:style-name="T14">Debut</text:span></text:p>
            <text:p text:style-name="P3"><text:span text:style-name="T14"><text:tab/></text:span><text:span text:style-name="T14">ecrire</text:span><text:span text:style-name="T2">(’’Entrez la valeur du rayon’’);</text:span></text:p>
            <text:p text:style-name="P3"><text:span text:style-name="T2"><text:tab/></text:span><text:span text:style-name="T14">lire</text:span><text:span text:style-name="T2">(rayon);</text:span></text:p>
            <text:p text:style-name="P3"><text:span text:style-name="T2"><text:tab/></text:span><text:span text:style-name="T2">surface := PI * rayon * rayon;</text:span></text:p>
            <text:p text:style-name="P3"><text:span text:style-name="T2"><text:tab/></text:span><text:span text:style-name="T14">ecrire</text:span><text:span text:style-name="T2">(surface);</text:span></text:p>
            <text:p text:style-name="P3"><text:span text:style-name="T14">fin</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Les structures conditionnelles" draw:style-name="dp1" draw:master-page-name="Standard_20_1" presentation:presentation-page-layout-name="AL2T11">
        <draw:frame draw:name="Titre 1" presentation:style-name="pr7" draw:text-style-name="P2" draw:layer="layout" svg:width="21.589cm" svg:height="1.96cm" svg:x="2.54cm" svg:y="0.324cm" presentation:class="title" presentation:user-transformed="true">
          <draw:text-box>
            <text:p text:style-name="P1"><text:span text:style-name="T1">Les structures conditionnelles</text:span></text:p>
          </draw:text-box>
        </draw:frame>
        <draw:frame draw:name="Espace réservé du contenu 2" presentation:style-name="pr5" draw:text-style-name="P2" draw:layer="layout" svg:width="23.602cm" svg:height="15.874cm" svg:x="0.899cm" svg:y="2.412cm" presentation:class="outline" presentation:user-transformed="true">
          <draw:text-box>
            <text:list text:style-name="L3">
              <text:list-item>
                <text:p text:style-name="P3"><text:span text:style-name="T5">Une structure conditionnelle permet de faire un traitement selon une ou plusieurs conditions</text:span></text:p>
              </text:list-item>
              <text:list-item>
                <text:p text:style-name="P3"><text:span text:style-name="T5">Structure conditionnelle simple</text:span></text:p>
              </text:list-item>
            </text:list>
            <text:list text:style-name="L4">
              <text:list-item>
                <text:list>
                  <text:list-item>
                    <text:p text:style-name="P10"><text:span text:style-name="T5">La structure conditionnelle simple se présente sous la forme suivante :</text:span></text:p>
                  </text:list-item>
                </text:list>
              </text:list-item>
            </text:list>
            <text:p text:style-name="P12"><text:span text:style-name="T20"><text:tab/></text:span><text:span text:style-name="T7">Si</text:span><text:span text:style-name="T5"> (condition) </text:span><text:span text:style-name="T7">alors début</text:span></text:p>
            <text:p text:style-name="P12"><text:span text:style-name="T5"><text:tab/></text:span><text:span text:style-name="T5"><text:tab/></text:span><text:span text:style-name="T5"><text:tab/></text:span><text:span text:style-name="T5">/*Séquence d’instructions*/</text:span></text:p>
            <text:p text:style-name="P12"><text:span text:style-name="T5"><text:tab/></text:span><text:span text:style-name="T5"><text:tab/></text:span><text:span text:style-name="T5"><text:tab/></text:span><text:span text:style-name="T7">fin</text:span></text:p>
            <text:p text:style-name="P12"><text:span text:style-name="T7"><text:tab/></text:span><text:span text:style-name="T7">FinSi</text:span></text:p>
            <text:p text:style-name="P12"><text:span text:style-name="T7"/></text:p>
            <text:p text:style-name="P13"><text:span text:style-name="T21">Exemple :</text:span></text:p>
            <text:p text:style-name="P13"><text:span text:style-name="T7"/></text:p>
            <text:p text:style-name="P13"><text:span text:style-name="T7"><text:tab/></text:span><text:span text:style-name="T7">variables</text:span></text:p>
            <text:p text:style-name="P13"><text:span text:style-name="T7"><text:tab/></text:span><text:span text:style-name="T7"><text:tab/></text:span><text:span text:style-name="T5">a : </text:span><text:span text:style-name="T7">booléen</text:span><text:span text:style-name="T5">;</text:span></text:p>
            <text:p text:style-name="P13"><text:span text:style-name="T7"><text:tab/></text:span><text:span text:style-name="T7"><text:tab/></text:span><text:span text:style-name="T5">b : </text:span><text:span text:style-name="T7">entier</text:span><text:span text:style-name="T5">;</text:span></text:p>
            <text:p text:style-name="P13"><text:span text:style-name="T7"><text:tab/></text:span><text:span text:style-name="T7">lire</text:span><text:span text:style-name="T5">(b);</text:span></text:p>
            <text:p text:style-name="P13"><text:span text:style-name="T5"><text:tab/></text:span><text:span text:style-name="T5">a := <text:s/>b &gt; 5;</text:span></text:p>
            <text:p text:style-name="P13"><text:span text:style-name="T7"><text:tab/></text:span><text:span text:style-name="T7">si </text:span><text:span text:style-name="T5">(a)</text:span><text:span text:style-name="T7"> alors <text:s text:c="3"/></text:span><text:span text:style-name="T5">/* fonctionnera aussi avec : </text:span><text:span text:style-name="T7">si</text:span><text:span text:style-name="T5"> (b&gt;5) */</text:span></text:p>
            <text:p text:style-name="P13"><text:span text:style-name="T7"><text:tab/></text:span><text:span text:style-name="T7"><text:tab/></text:span><text:span text:style-name="T7">ecrire</text:span><text:span text:style-name="T5">(’’la valeur de a est supérieure à 5’’);</text:span></text:p>
            <text:p text:style-name="P13"><text:span text:style-name="T7"><text:tab/></text:span><text:span text:style-name="T7">finsi</text:span></text:p>
            <text:p text:style-name="P13"><text:span text:style-name="T7"/></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Les structures conditionnelles" draw:style-name="dp1" draw:master-page-name="Standard_20_1" presentation:presentation-page-layout-name="AL2T11">
        <draw:frame draw:name="Espace réservé du contenu 2" presentation:style-name="pr5" draw:text-style-name="P2" draw:layer="layout" svg:width="23.415cm" svg:height="14.882cm" svg:x="1.191cm" svg:y="2.778cm" presentation:class="outline" presentation:user-transformed="true">
          <draw:text-box>
            <text:list text:style-name="L15">
              <text:list-item>
                <text:list>
                  <text:list-item>
                    <text:p text:style-name="P10"><text:span text:style-name="T2">La structure conditionnelle composée se présente sous la forme suivante :</text:span></text:p>
                  </text:list-item>
                </text:list>
              </text:list-item>
            </text:list>
            <text:p text:style-name="P14"><text:span text:style-name="T7"><text:tab/></text:span><text:span text:style-name="T16">Si</text:span><text:span text:style-name="T6"> (condition) </text:span><text:span text:style-name="T16">alors début</text:span></text:p>
            <text:p text:style-name="P12"><text:span text:style-name="T6"><text:tab/></text:span><text:span text:style-name="T6"><text:tab/></text:span><text:span text:style-name="T6"><text:tab/></text:span><text:span text:style-name="T6">/*Séquence d’instructions*/</text:span></text:p>
            <text:p text:style-name="P14"><text:span text:style-name="T6"><text:tab/></text:span><text:span text:style-name="T6"><text:tab/></text:span><text:span text:style-name="T6"><text:tab/></text:span><text:span text:style-name="T16">fin</text:span></text:p>
            <text:p text:style-name="P14"><text:span text:style-name="T16"><text:tab/></text:span><text:span text:style-name="T16"><text:tab/></text:span><text:span text:style-name="T16"><text:tab/></text:span><text:span text:style-name="T16">sinon début</text:span></text:p>
            <text:p text:style-name="P14"><text:span text:style-name="T6"><text:tab/></text:span><text:span text:style-name="T6"><text:tab/></text:span><text:span text:style-name="T6"><text:tab/></text:span><text:span text:style-name="T6">/*Séquence d’instructions*/</text:span></text:p>
            <text:p text:style-name="P14"><text:span text:style-name="T6"><text:tab/></text:span><text:span text:style-name="T6"><text:tab/></text:span><text:span text:style-name="T6"><text:tab/></text:span><text:span text:style-name="T16">fin</text:span></text:p>
            <text:p text:style-name="P14"><text:span text:style-name="T16"><text:tab/></text:span><text:span text:style-name="T16">FinSi</text:span></text:p>
            <text:p text:style-name="P14"><text:span text:style-name="T7"/></text:p>
            <text:p text:style-name="P13"><text:span text:style-name="T7">Exemple :</text:span></text:p>
            <text:p text:style-name="P13"><text:span text:style-name="T7"/></text:p>
            <text:p text:style-name="P13"><text:span text:style-name="T7"><text:tab/></text:span><text:span text:style-name="T16">variables</text:span></text:p>
            <text:p text:style-name="P13"><text:span text:style-name="T16"><text:tab/></text:span><text:span text:style-name="T16"><text:tab/></text:span><text:span text:style-name="T6">a : </text:span><text:span text:style-name="T16">booléen</text:span><text:span text:style-name="T6">;</text:span></text:p>
            <text:p text:style-name="P13"><text:span text:style-name="T16"><text:tab/></text:span><text:span text:style-name="T16"><text:tab/></text:span><text:span text:style-name="T6">b : </text:span><text:span text:style-name="T16">entier</text:span><text:span text:style-name="T6">;</text:span></text:p>
            <text:p text:style-name="P13"><text:span text:style-name="T16"><text:tab/></text:span><text:span text:style-name="T16">lire</text:span><text:span text:style-name="T6">(b);</text:span></text:p>
            <text:p text:style-name="P13"><text:span text:style-name="T16"><text:tab/></text:span><text:span text:style-name="T16">si </text:span><text:span text:style-name="T6">(b &gt; 5)</text:span><text:span text:style-name="T16"> alors <text:s text:c="2"/>ecrire</text:span><text:span text:style-name="T6">(’’la valeur da est supérieure à 5’’);</text:span></text:p>
            <text:p text:style-name="P13"><text:span text:style-name="T6"><text:tab/></text:span><text:span text:style-name="T6"> <text:s text:c="16"/></text:span><text:span text:style-name="T16">sinon <text:s/>ecrire</text:span><text:span text:style-name="T6">(’’la valeur da est inférieure à 5’’);</text:span></text:p>
            <text:p text:style-name="P13"><text:span text:style-name="T16"><text:tab/></text:span><text:span text:style-name="T16">finsi</text:span></text:p>
            <text:p text:style-name="P14"><text:span text:style-name="T7"/></text:p>
            <text:p text:style-name="P15"><text:span text:style-name="T2"/></text:p>
          </draw:text-box>
        </draw:frame>
        <draw:frame draw:name="Titre 1" presentation:style-name="pr7" draw:text-style-name="P2" draw:layer="layout" svg:width="21.589cm" svg:height="1.96cm" svg:x="2.54cm" svg:y="0.324cm" presentation:class="title" presentation:user-transformed="true">
          <draw:text-box>
            <text:p text:style-name="P1"><text:span text:style-name="T1">Les structures conditionnelles</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Les structures conditionnelles" draw:style-name="dp1" draw:master-page-name="Standard_20_1" presentation:presentation-page-layout-name="AL2T11">
        <draw:frame draw:name="Titre 1" presentation:style-name="pr7" draw:text-style-name="P2" draw:layer="layout" svg:width="21.589cm" svg:height="1.96cm" svg:x="2.54cm" svg:y="0.763cm" presentation:class="title" presentation:user-transformed="true">
          <draw:text-box>
            <text:p text:style-name="P1"><text:span text:style-name="T1">Les structures conditionnelles</text:span></text:p>
          </draw:text-box>
        </draw:frame>
        <draw:frame draw:name="Espace réservé du contenu 2" presentation:style-name="pr8" draw:text-style-name="P2" draw:layer="layout" svg:width="24.402cm" svg:height="14.126cm" svg:x="0.699cm" svg:y="3.199cm" presentation:class="outline" presentation:user-transformed="true">
          <draw:text-box>
            <text:list text:style-name="L19">
              <text:list-item>
                <text:list>
                  <text:list-item>
                    <text:list>
                      <text:list-item>
                        <text:list>
                          <text:list-item>
                            <text:p text:style-name="P3"><text:span text:style-name="T22">Dans un organigramme, la structure conditionnelle est représentée avec la forme suivante :</text:span></text:p>
                          </text:list-item>
                        </text:list>
                      </text:list-item>
                    </text:list>
                  </text:list-item>
                </text:list>
              </text:list-item>
            </text:list>
          </draw:text-box>
        </draw:frame>
        <draw:custom-shape draw:name="Organigramme : Décision 3" draw:style-name="gr2" draw:text-style-name="P2" draw:layer="layout" svg:width="5.6cm" svg:height="3.05cm" svg:x="8.9cm" svg:y="11.325cm">
          <text:p text:style-name="P7"><text:span text:style-name="T4">conditio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name="Connecteur droit avec flèche 4" draw:style-name="gr3" draw:text-style-name="P8" draw:layer="layout" svg:x1="11.699cm" svg:y1="9.65cm" svg:x2="11.699cm" svg:y2="11.325cm" svg:d="M11699 9650v1675">
          <text:p/>
        </draw:connector>
        <draw:connector draw:name="Connecteur droit avec flèche 5" draw:style-name="gr3" draw:text-style-name="P8" draw:layer="layout" svg:x1="8.899cm" svg:y1="12.85cm" svg:x2="5.699cm" svg:y2="12.85cm" svg:d="M8899 12850h-3200">
          <text:p/>
        </draw:connector>
        <draw:connector draw:name="Connecteur droit avec flèche 6" draw:style-name="gr3" draw:text-style-name="P8" draw:layer="layout" svg:x1="14.5cm" svg:y1="12.85cm" svg:x2="17.5cm" svg:y2="12.85cm" svg:d="M14500 12850h3000">
          <text:p/>
        </draw:connector>
        <draw:custom-shape draw:name="ZoneTexte 7" draw:style-name="gr5" draw:text-style-name="P2" draw:layer="layout" svg:width="1.999cm" svg:height="1.775cm" svg:x="6.38cm" svg:y="11.835cm">
          <text:p text:style-name="P16"><text:span text:style-name="T3">vraie</text:span></text:p>
          <draw:enhanced-geometry svg:viewBox="0 0 21600 21600" draw:type="rectangle" draw:enhanced-path="M 0 0 L 21600 0 21600 21600 0 21600 0 0 Z N"/>
        </draw:custom-shape>
        <draw:custom-shape draw:name="ZoneTexte 8" draw:style-name="gr5" draw:text-style-name="P2" draw:layer="layout" svg:width="1.999cm" svg:height="1.775cm" svg:x="15cm" svg:y="11.81cm">
          <text:p text:style-name="P16"><text:span text:style-name="T3">faus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Les structures conditionnelles" draw:style-name="dp1" draw:master-page-name="Standard_20_1" presentation:presentation-page-layout-name="AL2T11">
        <draw:frame draw:name="Espace réservé du contenu 2" presentation:style-name="pr5" draw:text-style-name="P2" draw:layer="layout" svg:width="24.002cm" svg:height="14.153cm" svg:x="0.899cm" svg:y="2.724cm" presentation:class="outline" presentation:user-transformed="true">
          <draw:text-box>
            <text:list text:style-name="L3">
              <text:list-item>
                <text:p text:style-name="P3"><text:span text:style-name="T14">Structure conditionnelle multiple</text:span></text:p>
              </text:list-item>
            </text:list>
            <text:list text:style-name="L4">
              <text:list-item>
                <text:list>
                  <text:list-item>
                    <text:p text:style-name="P10"><text:span text:style-name="T5">Dans une structure conditionnelle multiple on peut comparer notre objet (variable ou expression) avec toute une série de valeurs et d’exécuter un ensemble d’instructions en fonction de la valeur effective</text:span></text:p>
                  </text:list-item>
                  <text:list-item>
                    <text:p text:style-name="P10"><text:span text:style-name="T5">Une séquence par défaut peut être prévue dans le cas où l’objet n’est égale à aucune des valeurs énumérées</text:span></text:p>
                  </text:list-item>
                  <text:list-item>
                    <text:p text:style-name="P10"><text:span text:style-name="T5">Syntaxe d’une structure conditionnelle multiple:</text:span></text:p>
                  </text:list-item>
                </text:list>
              </text:list-item>
            </text:list>
            <text:p text:style-name="P17"><text:span text:style-name="T6"><text:tab/></text:span></text:p>
            <text:p text:style-name="P17"><text:span text:style-name="T16"><text:tab/></text:span><text:span text:style-name="T16">suivant</text:span><text:span text:style-name="T6"> [variable_ou_expression] </text:span><text:span text:style-name="T16">faire</text:span></text:p>
            <text:p text:style-name="P17"><text:span text:style-name="T6"><text:tab/></text:span><text:span text:style-name="T6"><text:tab/></text:span><text:span text:style-name="T6">valeur_1 : /* instructions*/</text:span></text:p>
            <text:p text:style-name="P17"><text:span text:style-name="T6"><text:tab/></text:span><text:span text:style-name="T6"><text:tab/></text:span><text:span text:style-name="T6">valeur_2 : /* instructions*/</text:span></text:p>
            <text:p text:style-name="P17"><text:span text:style-name="T6"><text:tab/></text:span><text:span text:style-name="T6"><text:tab/></text:span><text:span text:style-name="T6">valeur_3 : /* instructions*/</text:span></text:p>
            <text:p text:style-name="P17"><text:span text:style-name="T6"><text:tab/></text:span><text:span text:style-name="T6"><text:tab/></text:span><text:span text:style-name="T16">sinon</text:span><text:span text:style-name="T6"> /* instructions par défaut */</text:span></text:p>
            <text:p text:style-name="P17"><text:span text:style-name="T6"><text:tab/></text:span><text:span text:style-name="T16">fin_suivant</text:span></text:p>
          </draw:text-box>
        </draw:frame>
        <draw:frame draw:name="Titre 1" presentation:style-name="pr7" draw:text-style-name="P2" draw:layer="layout" svg:width="21.589cm" svg:height="1.96cm" svg:x="2.54cm" svg:y="0.524cm" presentation:class="title" presentation:user-transformed="true">
          <draw:text-box>
            <text:p text:style-name="P1"><text:span text:style-name="T1">Les structures conditionnelles</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Les structures conditionnelles" draw:style-name="dp1" draw:master-page-name="Standard_20_1" presentation:presentation-page-layout-name="AL2T11">
        <draw:frame draw:name="Espace réservé du contenu 2" presentation:style-name="pr8" draw:text-style-name="P2" draw:layer="layout" svg:width="22.43cm" svg:height="12.699cm" svg:x="1.699cm" svg:y="4.022cm" presentation:class="outline" presentation:user-transformed="true">
          <draw:text-box>
            <text:list text:style-name="L3">
              <text:list-item>
                <text:p text:style-name="P3"><text:span text:style-name="T2">Exemple d’utilisation d’une structure conditionnelle multiple :</text:span></text:p>
              </text:list-item>
            </text:list>
            <text:p text:style-name="P3"><text:span text:style-name="T2"><text:tab/></text:span><text:span text:style-name="T2">…</text:span><text:span text:style-name="T2">..</text:span></text:p>
            <text:p text:style-name="P3"><text:span text:style-name="T14"><text:tab/></text:span><text:span text:style-name="T14">lire</text:span><text:span text:style-name="T2">(jour);</text:span></text:p>
            <text:p text:style-name="P3"><text:span text:style-name="T2"><text:tab/></text:span><text:span text:style-name="T14">suivant</text:span><text:span text:style-name="T2"> jour </text:span><text:span text:style-name="T14">faire</text:span></text:p>
            <text:p text:style-name="P3"><text:span text:style-name="T2"><text:tab/></text:span><text:span text:style-name="T2"><text:tab/></text:span><text:span text:style-name="T2">’’</text:span><text:span text:style-name="T2">SAMEDI’’ : </text:span><text:span text:style-name="T14">ecrire</text:span><text:span text:style-name="T2">(’’ C’est le weekend !’’);</text:span></text:p>
            <text:p text:style-name="P3"><text:span text:style-name="T2"><text:tab/></text:span><text:span text:style-name="T2"><text:tab/></text:span><text:span text:style-name="T2">’’</text:span><text:span text:style-name="T2">DIMANCHE’’ : </text:span><text:span text:style-name="T14">ecrire</text:span><text:span text:style-name="T2">(’’ C’est le weekend !’’);</text:span></text:p>
            <text:p text:style-name="P3"><text:span text:style-name="T2"><text:tab/></text:span><text:span text:style-name="T2"><text:tab/></text:span><text:span text:style-name="T2"> </text:span><text:span text:style-name="T14">sinon</text:span><text:span text:style-name="T2"> </text:span><text:span text:style-name="T14">ecrire</text:span><text:span text:style-name="T2">(’’ Ce n’est pas le weekend !’’);</text:span></text:p>
            <text:p text:style-name="P3"><text:span text:style-name="T2"><text:tab/></text:span><text:span text:style-name="T14">fin_suivant</text:span></text:p>
            <text:p text:style-name="P3"><text:span text:style-name="T14"><text:tab/></text:span><text:span text:style-name="T14">……</text:span></text:p>
          </draw:text-box>
        </draw:frame>
        <draw:frame draw:name="Titre 1" presentation:style-name="pr7" draw:text-style-name="P2" draw:layer="layout" svg:width="21.589cm" svg:height="2.56cm" svg:x="2.54cm" svg:y="0.763cm" presentation:class="title" presentation:user-transformed="true">
          <draw:text-box>
            <text:p text:style-name="P1"><text:span text:style-name="T1">Les structures conditionnelles</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Les structures répétitives (boucles)" draw:style-name="dp1" draw:master-page-name="Standard_20_1" presentation:presentation-page-layout-name="AL2T11">
        <draw:frame draw:name="Titre 1" presentation:style-name="pr7" draw:text-style-name="P2" draw:layer="layout" svg:width="21.589cm" svg:height="1.96cm" svg:x="2.54cm" svg:y="0.324cm" presentation:class="title" presentation:user-transformed="true">
          <draw:text-box>
            <text:p text:style-name="P1"><text:span text:style-name="T1">Les structures répétitives (boucles)</text:span></text:p>
          </draw:text-box>
        </draw:frame>
        <draw:frame draw:name="Espace réservé du contenu 2" presentation:style-name="pr5" draw:text-style-name="P2" draw:layer="layout" svg:width="23.802cm" svg:height="14.309cm" svg:x="0.899cm" svg:y="2.724cm" presentation:class="outline" presentation:user-transformed="true">
          <draw:text-box>
            <text:list text:style-name="L3">
              <text:list-item>
                <text:p text:style-name="P3"><text:span text:style-name="T2">Les structures répétitives sont utilisées lorsque une ou plusieurs instructions doivent être exécutées plusieurs fois</text:span></text:p>
              </text:list-item>
              <text:list-item>
                <text:p text:style-name="P3"><text:span text:style-name="T2">Trois éléments nécessaires dans une structure répétitive:</text:span></text:p>
              </text:list-item>
            </text:list>
            <text:list text:style-name="L4">
              <text:list-item>
                <text:list>
                  <text:list-item>
                    <text:p text:style-name="P10"><text:span text:style-name="T5">L’initialisation : précise le point de départ de la boucle</text:span></text:p>
                  </text:list-item>
                  <text:list-item>
                    <text:p text:style-name="P10"><text:span text:style-name="T5">Condition d’arrêt de la boucle : vérifie si la boucle doit continuer à répéter le traitement</text:span></text:p>
                  </text:list-item>
                  <text:list-item>
                    <text:p text:style-name="P10"><text:span text:style-name="T5">L’incrémentation: elle change la valeur de la variable utilisée dans la condition d’arrêt</text:span></text:p>
                  </text:list-item>
                </text:list>
              </text:list-item>
            </text:list>
            <text:list text:style-name="L21">
              <text:list-item>
                <text:list>
                  <text:list-item>
                    <text:p text:style-name="P3"><text:span text:style-name="T2">Trois types de boucles utilisables en programmation :</text:span></text:p>
                  </text:list-item>
                </text:list>
              </text:list-item>
            </text:list>
            <text:list text:style-name="L22">
              <text:list-item>
                <text:list>
                  <text:list-item>
                    <text:list>
                      <text:list-item>
                        <text:p text:style-name="P3"><text:span text:style-name="T13">La boucle </text:span><text:span text:style-name="T12">tant que</text:span><text:span text:style-name="T13"> … </text:span><text:span text:style-name="T12">faire</text:span><text:span text:style-name="T13"> :</text:span></text:p>
                      </text:list-item>
                    </text:list>
                  </text:list-item>
                </text:list>
              </text:list-item>
            </text:list>
            <text:p text:style-name="P18"><text:span text:style-name="T2"><text:tab/></text:span></text:p>
            <text:p text:style-name="P18"><text:span text:style-name="T14"><text:tab/></text:span><text:span text:style-name="T14">tant que </text:span><text:span text:style-name="T2">(condition) </text:span><text:span text:style-name="T14">faire</text:span><text:span text:style-name="T2"> </text:span></text:p>
            <text:p text:style-name="P18"><text:span text:style-name="T2"><text:tab/></text:span><text:span text:style-name="T2"><text:tab/></text:span><text:span text:style-name="T2">/* Instructions dont l’incrémentation*/</text:span></text:p>
            <text:p text:style-name="P18"><text:span text:style-name="T2"><text:tab/></text:span><text:span text:style-name="T14">fin_tant_que</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Les structures répétitives (boucles)" draw:style-name="dp1" draw:master-page-name="Standard_20_1" presentation:presentation-page-layout-name="AL2T11">
        <draw:frame draw:name="Espace réservé du contenu 2" presentation:style-name="pr8" draw:text-style-name="P2" draw:layer="layout" svg:width="22.95cm" svg:height="16.001cm" svg:x="1.179cm" svg:y="2.724cm" presentation:class="outline" presentation:user-transformed="true">
          <draw:text-box>
            <text:list text:style-name="L3">
              <text:list-item>
                <text:p text:style-name="P3"><text:span text:style-name="T2">La représentation dans un organigramme d’une structure répétitive est faite de la manière suivante :</text:span></text:p>
              </text:list-item>
            </text:list>
          </draw:text-box>
        </draw:frame>
        <draw:frame draw:name="Titre 1" presentation:style-name="pr7" draw:text-style-name="P2" draw:layer="layout" svg:width="21.589cm" svg:height="1.96cm" svg:x="2.54cm" svg:y="0.324cm" presentation:class="title" presentation:user-transformed="true">
          <draw:text-box>
            <text:p text:style-name="P1"><text:span text:style-name="T1">Les structures répétitives (boucles)</text:span></text:p>
          </draw:text-box>
        </draw:frame>
        <draw:custom-shape draw:name="Organigramme : Décision 4" draw:style-name="gr2" draw:text-style-name="P2" draw:layer="layout" svg:width="5.6cm" svg:height="3.05cm" svg:x="8.9cm" svg:y="11.275cm">
          <text:p text:style-name="P7"><text:span text:style-name="T4">conditio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name="Connecteur droit avec flèche 5" draw:style-name="gr3" draw:text-style-name="P8" draw:layer="layout" svg:x1="11.699cm" svg:y1="7.724cm" svg:x2="11.699cm" svg:y2="11.325cm" svg:d="M11699 7724v3601">
          <text:p/>
        </draw:connector>
        <draw:connector draw:name="Connecteur droit avec flèche 7" draw:style-name="gr3" draw:text-style-name="P8" draw:layer="layout" svg:x1="20.7cm" svg:y1="12.836cm" svg:x2="20.7cm" svg:y2="16.721cm" svg:d="M20700 12836v3885">
          <text:p/>
        </draw:connector>
        <draw:custom-shape draw:name="ZoneTexte 8" draw:style-name="gr5" draw:text-style-name="P2" draw:layer="layout" svg:width="1.999cm" svg:height="1.775cm" svg:x="9.3cm" svg:y="14.542cm">
          <text:p text:style-name="P16"><text:span text:style-name="T3">vraie</text:span></text:p>
          <draw:enhanced-geometry svg:viewBox="0 0 21600 21600" draw:type="rectangle" draw:enhanced-path="M 0 0 L 21600 0 21600 21600 0 21600 0 0 Z N"/>
        </draw:custom-shape>
        <draw:custom-shape draw:name="ZoneTexte 9" draw:style-name="gr5" draw:text-style-name="P2" draw:layer="layout" svg:width="1.999cm" svg:height="1.775cm" svg:x="15cm" svg:y="11.81cm">
          <text:p text:style-name="P16"><text:span text:style-name="T3">fausse</text:span></text:p>
          <draw:enhanced-geometry svg:viewBox="0 0 21600 21600" draw:type="rectangle" draw:enhanced-path="M 0 0 L 21600 0 21600 21600 0 21600 0 0 Z N"/>
        </draw:custom-shape>
        <draw:connector draw:name="Connecteur droit avec flèche 10" draw:style-name="gr3" draw:text-style-name="P8" draw:layer="layout" svg:x1="5.299cm" svg:y1="9.238cm" svg:x2="11.699cm" svg:y2="9.238cm" svg:d="M5299 9238h6400">
          <text:p/>
        </draw:connector>
        <draw:line draw:name="Connecteur droit 18" draw:style-name="gr6" draw:text-style-name="P8" draw:layer="layout" svg:x1="5.299cm" svg:y1="9.238cm" svg:x2="5.299cm" svg:y2="18.187cm">
          <text:p/>
        </draw:line>
        <draw:connector draw:name="Connecteur droit avec flèche 23" draw:style-name="gr3" draw:text-style-name="P8" draw:layer="layout" svg:x1="11.699cm" svg:y1="14.325cm" svg:x2="11.699cm" svg:y2="15.517cm" svg:d="M11699 14325v1192">
          <text:p/>
        </draw:connector>
        <draw:custom-shape draw:name="Rectangle 24" draw:style-name="gr2" draw:text-style-name="P2" draw:layer="layout" svg:width="5.6cm" svg:height="1.415cm" draw:transform="rotate (3.1415926535892) translate (14.5cm 16.988cm)">
          <text:p text:style-name="P7"><text:span text:style-name="T4">Instruction 1</text:span></text:p>
          <draw:enhanced-geometry svg:viewBox="0 0 21600 21600" draw:mirror-vertical="true" draw:type="rectangle" draw:enhanced-path="M 0 0 L 21600 0 21600 21600 0 21600 0 0 Z N"/>
        </draw:custom-shape>
        <draw:line draw:name="Connecteur droit 27" draw:style-name="gr6" draw:text-style-name="P8" draw:layer="layout" svg:x1="11.699cm" svg:y1="16.989cm" svg:x2="11.723cm" svg:y2="18.248cm">
          <text:p/>
        </draw:line>
        <draw:line draw:name="Connecteur droit 30" draw:style-name="gr6" draw:text-style-name="P8" draw:layer="layout" svg:x1="5.299cm" svg:y1="18.187cm" svg:x2="11.723cm" svg:y2="18.234cm">
          <text:p/>
        </draw:line>
        <draw:line draw:name="Connecteur droit 38" draw:style-name="gr6" draw:text-style-name="P8" draw:layer="layout" svg:x1="20.7cm" svg:y1="12.785cm" svg:x2="14.5cm" svg:y2="12.8cm">
          <text:p/>
        </draw:line>
        <draw:custom-shape draw:name="ZoneTexte 41" draw:style-name="gr5" draw:text-style-name="P2" draw:layer="layout" svg:width="6.4cm" svg:height="1.775cm" svg:x="17.821cm" svg:y="16.85cm">
          <text:p text:style-name="P16"><text:span text:style-name="T3">Suite du programm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Les structures répétitives (boucles)" draw:style-name="dp1" draw:master-page-name="Standard_20_1" presentation:presentation-page-layout-name="AL2T11">
        <draw:frame draw:name="Espace réservé du contenu 2" presentation:style-name="pr5" draw:text-style-name="P21" draw:layer="layout" svg:width="23.03cm" svg:height="13.596cm" svg:x="1.099cm" svg:y="3.124cm" presentation:class="outline" presentation:user-transformed="true">
          <draw:text-box>
            <text:list text:style-name="L15">
              <text:list-item>
                <text:list>
                  <text:list-item>
                    <text:p text:style-name="P19"><text:span text:style-name="T17">Exemple d’utilisation de la boucle </text:span><text:span text:style-name="T18">tant que … faire</text:span></text:p>
                  </text:list-item>
                </text:list>
              </text:list-item>
            </text:list>
            <text:list text:style-name="L24">
              <text:list-item>
                <text:list>
                  <text:list-item>
                    <text:list>
                      <text:list-item>
                        <text:p text:style-name="P19"><text:span text:style-name="T17">Algorithme permettant d’afficher les nombre entiers de 1 à 10</text:span><text:span text:style-name="T17"><text:tab/></text:span></text:p>
                      </text:list-item>
                    </text:list>
                  </text:list-item>
                </text:list>
              </text:list-item>
            </text:list>
            <text:p text:style-name="P20"><text:span text:style-name="T18"><text:tab/></text:span><text:span text:style-name="T18">algorithme</text:span><text:span text:style-name="T17"> tant_que</text:span></text:p>
            <text:p text:style-name="P20"><text:span text:style-name="T17"><text:tab/></text:span><text:span text:style-name="T18">variables</text:span><text:span text:style-name="T17"> </text:span></text:p>
            <text:p text:style-name="P20"><text:span text:style-name="T17"><text:tab/></text:span><text:span text:style-name="T17"><text:tab/></text:span><text:span text:style-name="T17">indice :</text:span><text:span text:style-name="T18">entier</text:span><text:span text:style-name="T17">;</text:span></text:p>
            <text:p text:style-name="P20"><text:span text:style-name="T17"><text:tab/></text:span><text:span text:style-name="T18">début</text:span></text:p>
            <text:p text:style-name="P20"><text:span text:style-name="T17"><text:tab/></text:span><text:span text:style-name="T17"><text:tab/></text:span><text:span text:style-name="T17">indice := 1; <text:s text:c="7"/>/* initialisation */</text:span></text:p>
            <text:p text:style-name="P20"><text:span text:style-name="T17"><text:tab/></text:span><text:span text:style-name="T17"><text:tab/></text:span><text:span text:style-name="T18">tant que </text:span><text:span text:style-name="T17">(indice &lt;= 10) </text:span><text:span text:style-name="T18">faire</text:span><text:span text:style-name="T17"> <text:s text:c="6"/>/* condition d’arrêt */</text:span></text:p>
            <text:p text:style-name="P20"><text:span text:style-name="T17"><text:tab/></text:span><text:span text:style-name="T17"><text:tab/></text:span><text:span text:style-name="T17"><text:tab/></text:span><text:span text:style-name="T18">écrire</text:span><text:span text:style-name="T17">(indice);</text:span></text:p>
            <text:p text:style-name="P20"><text:span text:style-name="T17"><text:tab/></text:span><text:span text:style-name="T17"><text:tab/></text:span><text:span text:style-name="T17"><text:tab/></text:span><text:span text:style-name="T17">indice := indice + 1; <text:s text:c="14"/>/* incrémentation */</text:span></text:p>
            <text:p text:style-name="P20"><text:span text:style-name="T17"><text:tab/></text:span><text:span text:style-name="T17"><text:tab/></text:span><text:span text:style-name="T18">fin_tant_que</text:span></text:p>
            <text:p text:style-name="P20"><text:span text:style-name="T18"><text:tab/></text:span><text:span text:style-name="T18">fin</text:span></text:p>
            <text:p text:style-name="P20"><text:span text:style-name="T17"><text:tab/></text:span><text:span text:style-name="T17"><text:tab/></text:span><text:span text:style-name="T17"><text:tab/></text:span><text:span text:style-name="T17"><text:tab/></text:span></text:p>
          </draw:text-box>
        </draw:frame>
        <draw:frame draw:name="Titre 1" presentation:style-name="pr7" draw:text-style-name="P23" draw:layer="layout" svg:width="21.589cm" svg:height="1.96cm" svg:x="2.8cm" svg:y="0.324cm" presentation:class="title" presentation:user-transformed="true">
          <draw:text-box>
            <text:p text:style-name="P22"><text:span text:style-name="T23">Les structures répétitives (boucles)</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Les structures répétitives (boucles)" draw:style-name="dp1" draw:master-page-name="Standard_20_1" presentation:presentation-page-layout-name="AL2T11">
        <draw:frame draw:name="Titre 1" presentation:style-name="pr4" draw:text-style-name="P23" draw:layer="layout" svg:width="21.589cm" svg:height="2.16cm" svg:x="2.54cm" svg:y="0.763cm" presentation:class="title" presentation:user-transformed="true">
          <draw:text-box>
            <text:p text:style-name="P22"><text:span text:style-name="T23">Les structures répétitives (boucles)</text:span></text:p>
          </draw:text-box>
        </draw:frame>
        <draw:frame draw:name="Espace réservé du contenu 2" presentation:style-name="pr5" draw:text-style-name="P21" draw:layer="layout" svg:width="22.63cm" svg:height="14.401cm" svg:x="1.4cm" svg:y="2.2cm" presentation:class="outline" presentation:user-transformed="true">
          <draw:text-box>
            <text:list text:style-name="L3">
              <text:list-item>
                <text:p text:style-name="P24"><text:span text:style-name="T17">La structure </text:span><text:span text:style-name="T18">répéter … jusqu’à</text:span></text:p>
              </text:list-item>
            </text:list>
            <text:list text:style-name="L4">
              <text:list-item>
                <text:list>
                  <text:list-item>
                    <text:p text:style-name="P19"><text:span text:style-name="T17">Syntaxe de la boucle</text:span><text:span text:style-name="T18"> répéter … jusqu’à </text:span><text:span text:style-name="T17">:</text:span></text:p>
                  </text:list-item>
                </text:list>
              </text:list-item>
            </text:list>
            <text:p text:style-name="P20"><text:span text:style-name="T17"><text:tab/></text:span><text:span text:style-name="T18">répéter</text:span></text:p>
            <text:p text:style-name="P20"><text:span text:style-name="T17"><text:tab/></text:span><text:span text:style-name="T17"><text:tab/></text:span><text:span text:style-name="T17">/* instructions */</text:span></text:p>
            <text:p text:style-name="P20"><text:span text:style-name="T17"><text:tab/></text:span><text:span text:style-name="T18">Jusqu’à</text:span><text:span text:style-name="T17"> (condition)</text:span></text:p>
            <text:p text:style-name="P20"><text:span text:style-name="T17"><text:tab/></text:span><text:span text:style-name="T17">Exemple : </text:span></text:p>
            <text:p text:style-name="P20"><text:span text:style-name="T17"><text:tab/></text:span><text:span text:style-name="T17">i:= 20;</text:span></text:p>
            <text:p text:style-name="P20"><text:span text:style-name="T17"><text:tab/></text:span><text:span text:style-name="T18">répéter</text:span></text:p>
            <text:p text:style-name="P20"><text:span text:style-name="T17"><text:tab/></text:span><text:span text:style-name="T17"><text:tab/></text:span><text:span text:style-name="T17">ecrire(i);</text:span></text:p>
            <text:p text:style-name="P20"><text:span text:style-name="T17"><text:tab/></text:span><text:span text:style-name="T17"><text:tab/></text:span><text:span text:style-name="T17">i--;</text:span></text:p>
            <text:p text:style-name="P20"><text:span text:style-name="T17"><text:tab/></text:span><text:span text:style-name="T18">jusqu’à</text:span><text:span text:style-name="T17"> (i = 10)</text:span></text:p>
            <text:list text:style-name="L25">
              <text:list-item>
                <text:list>
                  <text:list-item>
                    <text:p text:style-name="P19"><text:span text:style-name="T17"><text:s text:c="2"/></text:span><text:span text:style-name="T17">A la différence de la structure </text:span><text:span text:style-name="T18">tant que</text:span><text:span text:style-name="T17">, la structure </text:span><text:span text:style-name="T18">répéter</text:span><text:span text:style-name="T17"> positionne la condition d’arrêt à la fin de la boucle et non pas au début. Dans ce cas, les instructions à l’intérieur du </text:span><text:span text:style-name="T18">bloc</text:span><text:span text:style-name="T17"> de la boucle sont exécutées </text:span><text:span text:style-name="T18">au moins une fois</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Les structures répétitives (boucles)" draw:style-name="dp1" draw:master-page-name="Standard_20_1" presentation:presentation-page-layout-name="AL2T11">
        <draw:frame draw:name="Titre 1" presentation:style-name="pr7" draw:text-style-name="P23" draw:layer="layout" svg:width="21.589cm" svg:height="2.16cm" svg:x="2.54cm" svg:y="0.763cm" presentation:class="title" presentation:user-transformed="true">
          <draw:text-box>
            <text:p text:style-name="P22"><text:span text:style-name="T23">Les structures répétitives (boucles)</text:span></text:p>
          </draw:text-box>
        </draw:frame>
        <draw:frame draw:name="Espace réservé du contenu 2" presentation:style-name="pr8" draw:text-style-name="P21" draw:layer="layout" svg:width="22.63cm" svg:height="14.401cm" svg:x="1.499cm" svg:y="3.324cm" presentation:class="outline" presentation:user-transformed="true">
          <draw:text-box>
            <text:list text:style-name="L3">
              <text:list-item>
                <text:p text:style-name="P24"><text:span text:style-name="T17">La structure </text:span><text:span text:style-name="T18">pour … faire</text:span></text:p>
              </text:list-item>
            </text:list>
            <text:list text:style-name="L4">
              <text:list-item>
                <text:list>
                  <text:list-item>
                    <text:p text:style-name="P19"><text:span text:style-name="T17">Cette structure permet de répéter une séquence un nombre connu de fois</text:span></text:p>
                  </text:list-item>
                  <text:list-item>
                    <text:p text:style-name="P19"><text:span text:style-name="T17">Syntaxe de la boucle</text:span><text:span text:style-name="T18"> pour … faire </text:span><text:span text:style-name="T17">:</text:span></text:p>
                  </text:list-item>
                </text:list>
              </text:list-item>
            </text:list>
            <text:p text:style-name="P20"><text:span text:style-name="T17"><text:tab/></text:span></text:p>
            <text:p text:style-name="P20"><text:span text:style-name="T17"><text:tab/></text:span><text:span text:style-name="T18">pour </text:span><text:span text:style-name="T17">(initialisation; <text:s/>test_d’arrêt; <text:s/>incrémentation) </text:span><text:span text:style-name="T18">faire</text:span></text:p>
            <text:p text:style-name="P20"><text:span text:style-name="T17"><text:tab/></text:span><text:span text:style-name="T17"><text:tab/></text:span><text:span text:style-name="T17">/* instructions */</text:span></text:p>
            <text:p text:style-name="P20"><text:span text:style-name="T17"><text:tab/></text:span><text:span text:style-name="T18">fin_pour</text:span><text:span text:style-name="T17">;</text:span></text:p>
            <text:p text:style-name="P20"><text:span text:style-name="T17">Exemple :</text:span></text:p>
            <text:p text:style-name="P20"><text:span text:style-name="T17"><text:tab/></text:span><text:span text:style-name="T18">pour </text:span><text:span text:style-name="T17">(i:=1; i &lt;= 10; i++) </text:span><text:span text:style-name="T18">faire</text:span></text:p>
            <text:p text:style-name="P20"><text:span text:style-name="T17"><text:tab/></text:span><text:span text:style-name="T17"><text:tab/></text:span><text:span text:style-name="T18">écrire</text:span><text:span text:style-name="T17">(i);</text:span></text:p>
            <text:p text:style-name="P20"><text:span text:style-name="T17"><text:tab/></text:span><text:span text:style-name="T18">fin_pour</text:span><text:span text:style-name="T17">;</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Les structures répétitives (boucles)" draw:style-name="dp1" draw:master-page-name="Standard_20_1" presentation:presentation-page-layout-name="AL2T11">
        <draw:frame draw:name="Espace réservé du contenu 2" presentation:style-name="pr5" draw:text-style-name="P6" draw:layer="layout" svg:width="22.63cm" svg:height="14.201cm" svg:x="1.499cm" svg:y="3.124cm" presentation:class="outline" presentation:user-transformed="true">
          <draw:text-box>
            <text:list text:style-name="L3">
              <text:list-item>
                <text:p text:style-name="P4"><text:span text:style-name="T3">Les boucles imbriquées</text:span></text:p>
              </text:list-item>
            </text:list>
            <text:list text:style-name="L4">
              <text:list-item>
                <text:list>
                  <text:list-item>
                    <text:p text:style-name="P5"><text:span text:style-name="T3">Il est possible d’imbriquer des boucles les une dans les autres. Une boucle </text:span><text:span text:style-name="T20">tant</text:span><text:span text:style-name="T3"> </text:span><text:span text:style-name="T20">que</text:span><text:span text:style-name="T3"> peut contenir une autre boucle </text:span><text:span text:style-name="T20">tant que </text:span><text:span text:style-name="T3">comme elle peut contenir aussi tout autre type de boucles.</text:span></text:p>
                  </text:list-item>
                  <text:list-item>
                    <text:p text:style-name="P5"><text:span text:style-name="T3">Exemple (affichera : 4, 8, 5, 10, 6, 12, 7 et 8)</text:span></text:p>
                  </text:list-item>
                </text:list>
              </text:list-item>
            </text:list>
            <text:p text:style-name="P25"><text:span text:style-name="T3"><text:tab/></text:span><text:span text:style-name="T20">pour</text:span><text:span text:style-name="T3"> (i:=1; i&lt;=</text:span></text:p>
            <text:p text:style-name="P25"><text:span text:style-name="T3">5; i++) </text:span><text:span text:style-name="T20">faire</text:span><text:span text:style-name="T3"> </text:span></text:p>
            <text:p text:style-name="P25"><text:span text:style-name="T3"><text:tab/></text:span><text:span text:style-name="T3"><text:tab/></text:span><text:span text:style-name="T3">somme := 0;</text:span><text:span text:style-name="T3"><text:tab/></text:span><text:span text:style-name="T3"><text:tab/></text:span></text:p>
            <text:p text:style-name="P25"><text:span text:style-name="T3"><text:tab/></text:span><text:span text:style-name="T3"><text:tab/></text:span><text:span text:style-name="T20">tant que </text:span><text:span text:style-name="T3">(somme &lt; 7) </text:span><text:span text:style-name="T20">faire </text:span></text:p>
            <text:p text:style-name="P25"><text:span text:style-name="T3"><text:tab/></text:span><text:span text:style-name="T3"><text:tab/></text:span><text:span text:style-name="T3"><text:tab/></text:span><text:span text:style-name="T3">somme : = somme + i +3;</text:span></text:p>
            <text:p text:style-name="P25"><text:span text:style-name="T3"><text:tab/></text:span><text:span text:style-name="T3"><text:tab/></text:span><text:span text:style-name="T3"><text:tab/></text:span><text:span text:style-name="T3">ecrire(somme);</text:span></text:p>
            <text:p text:style-name="P25"><text:span text:style-name="T3"><text:tab/></text:span><text:span text:style-name="T3"><text:tab/></text:span><text:span text:style-name="T20">fin_tant_que</text:span><text:span text:style-name="T3">;</text:span></text:p>
            <text:p text:style-name="P25"><text:span text:style-name="T3"><text:tab/></text:span><text:span text:style-name="T20">fin_pour</text:span><text:span text:style-name="T3">;</text:span></text:p>
          </draw:text-box>
        </draw:frame>
        <draw:frame draw:name="Titre 1" presentation:style-name="pr7" draw:text-style-name="P23" draw:layer="layout" svg:width="21.589cm" svg:height="1.999cm" svg:x="2.54cm" svg:y="0.524cm" presentation:class="title" presentation:user-transformed="true">
          <draw:text-box>
            <text:p text:style-name="P22"><text:span text:style-name="T23">Les structures répétitives (boucles)</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Exercices" draw:style-name="dp1" draw:master-page-name="Standard_20_1" presentation:presentation-page-layout-name="AL2T11">
        <draw:frame draw:name="Titre 1" presentation:style-name="pr4" draw:text-style-name="P2" draw:layer="layout" svg:width="21.589cm" svg:height="2.16cm" svg:x="2.099cm" svg:y="0.324cm" presentation:class="title" presentation:user-transformed="true">
          <draw:text-box>
            <text:p text:style-name="P1"><text:span text:style-name="T1">Exercices</text:span></text:p>
          </draw:text-box>
        </draw:frame>
        <draw:frame draw:name="Espace réservé du contenu 2" presentation:style-name="pr5" draw:text-style-name="P21" draw:layer="layout" svg:width="23.802cm" svg:height="15.04cm" svg:x="0.899cm" svg:y="2.685cm" presentation:class="outline" presentation:user-transformed="true">
          <draw:text-box>
            <text:p text:style-name="P24"><text:span text:style-name="T18">Exercice 1 :</text:span></text:p>
            <text:p text:style-name="P24"><text:span text:style-name="T17">Ecrire un algorithme (organigramme) permettant d’afficher la table de multiplication (de 1 à 10) d’un nombre saisi par l’utilisateur </text:span></text:p>
            <text:p text:style-name="P24"><text:span text:style-name="T18">Exercice 2 :</text:span></text:p>
            <text:p text:style-name="P24"><text:span text:style-name="T17">Ecrire un algorithme (organigramme) permettant à un utilisateur de faire des calculs (</text:span><text:span text:style-name="T18">autant qu’il veut</text:span><text:span text:style-name="T17">) entre deux nombres (addition, multiplication, division)</text:span></text:p>
            <text:p text:style-name="P24"><text:span text:style-name="T18">Exercice 3 :</text:span></text:p>
            <text:p text:style-name="P24"><text:span text:style-name="T17">Ecrire un algorithme qui permet de calculer le factoriel d’un nombre</text:span></text:p>
            <text:list text:style-name="L26">
              <text:list-item>
                <text:p text:style-name="P24"><text:span text:style-name="T18">Exercice 4 :</text:span></text:p>
              </text:list-item>
              <text:list-item>
                <text:p text:style-name="P24"><text:span text:style-name="T17">Ecrire un algorithme (organigramme) permettant d’afficher toutes les tables de multiplication de 1 à 10</text:span></text:p>
              </text:list-item>
            </text:list>
            <text:p text:style-name="P24"><text:span text:style-name="T17"/></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Exercices" draw:style-name="dp1" draw:master-page-name="Standard_20_1" presentation:presentation-page-layout-name="AL2T11">
        <draw:frame draw:name="Titre 1" presentation:style-name="pr4" draw:text-style-name="P2" draw:layer="layout" svg:width="21.589cm" svg:height="2.16cm" svg:x="2.54cm" svg:y="0.524cm" presentation:class="title" presentation:user-transformed="true">
          <draw:text-box>
            <text:p text:style-name="P1"><text:span text:style-name="T1">Exercices</text:span></text:p>
          </draw:text-box>
        </draw:frame>
        <draw:frame draw:name="Espace réservé du contenu 2" presentation:style-name="pr5" draw:text-style-name="P2" draw:layer="layout" svg:width="23.802cm" svg:height="15.84cm" svg:x="0.899cm" svg:y="2.685cm" presentation:class="outline" presentation:user-transformed="true">
          <draw:text-box>
            <text:p text:style-name="P3"><text:span text:style-name="T14">Exercice 5</text:span></text:p>
            <text:p text:style-name="P3"><text:span text:style-name="T2">Ecrire un algorithme qui permet de saisir une série de nombres entiers positifs puis qui propose indéfiniment à l'utilisateur, par l'intermédiaire d'une sorte de menu à choix multiple, d'afficher la valeur minimale, la valeur maximale, la somme ou la moyenne des nombres entrés, ou encore de quitter le programme. </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width="0.31cm" draw:fill-image-height="0.019cm" style:repeat="repeat" draw:fill-image-ref-point-x="0%" draw:fill-image-ref-point-y="0%" draw:fill-image-ref-point="top-left"/>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Perpetua" fo:font-size="26pt" fo:letter-spacing="normal" fo:language="fr" fo:country="FR" fo:font-style="normal" fo:text-shadow="none" style:text-underline-style="none" fo:font-weight="normal" style:letter-kerning="true" style:font-family-asian="'Microsoft YaHei'" style:font-family-generic-asian="system" style:font-pitch-asian="variable" style:font-size-asian="26pt" style:language-asian="fr" style:country-asian="FR" style:font-style-asian="normal" style:font-weight-asian="normal" style:font-family-complex="Arial" style:font-family-generic-complex="system" style:font-pitch-complex="variable" style:font-size-complex="26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Perpetua"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Perpetua" fo:font-size="26pt" fo:letter-spacing="normal" fo:language="fr" fo:country="FR" fo:font-style="normal" fo:text-shadow="none" style:text-underline-style="none" fo:font-weight="normal" style:letter-kerning="true" style:font-family-asian="'Microsoft YaHei'" style:font-family-generic-asian="system" style:font-pitch-asian="variable" style:font-size-asian="26pt" style:language-asian="fr" style:country-asian="FR" style:font-style-asian="normal" style:font-weight-asian="normal" style:font-family-complex="Arial" style:font-family-generic-complex="system" style:font-pitch-complex="variable" style:font-size-complex="26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Perpetua"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width="0.31cm" draw:fill-image-height="0.019cm" style:repeat="repeat" draw:fill-image-ref-point-x="0%" draw:fill-image-ref-point-y="0%" draw:fill-image-ref-point="top-lef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53cm" draw:fill="solid" draw:fill-color="#d34817"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53cm" draw:fill="solid" draw:fill-color="#e5b1ab"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53cm" draw:fill="solid" draw:fill-color="#918485" draw:textarea-vertical-align="middle" draw:auto-grow-height="false" fo:min-height="0cm" fo:min-width="0cm" fo:padding-top="0.125cm" fo:padding-bottom="0.125cm" fo:padding-left="0.25cm" fo:padding-right="0.25cm" fo:wrap-option="wrap"/>
    </style:style>
    <style:style style:name="Mpr1"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Standard-backgroundobjects">
      <style:graphic-properties draw:stroke="none" svg:stroke-width="0cm" draw:fill="solid" draw:fill-color="#d34817" draw:textarea-vertical-align="top" draw:auto-grow-height="false" fo:min-height="12.573cm" fo:padding-top="0cm" fo:padding-bottom="0cm" fo:padding-left="0cm" fo:padding-right="0cm" fo:wrap-option="wrap"/>
    </style:style>
    <style:style style:name="Mpr3" style:family="presentation" style:parent-style-name="Standard-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svg:stroke-width="0cm" draw:fill="solid" draw:fill-color="#d34817" draw:textarea-vertical-align="top" draw:auto-grow-height="false" fo:min-height="12.573cm" fo:padding-top="0.125cm" fo:padding-bottom="0.125cm" fo:padding-left="0.25cm" fo:padding-right="0.25cm" fo:wrap-option="wrap"/>
    </style:style>
    <style:style style:name="Mpr9"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Standard_20_1-backgroundobjects">
      <style:graphic-properties draw:stroke="none" draw:fill="none" draw:fill-color="#ffffff" draw:auto-grow-height="false" fo:min-height="1.485cm"/>
    </style:style>
    <style:style style:name="Mpr11"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start" style:punctuation-wrap="hanging" style:writing-mode="lr-tb"/>
      <style:text-properties fo:font-size="18pt" fo:hyphenate="false"/>
    </style:style>
    <style:style style:name="MP9" style:family="paragraph">
      <style:text-properties fo:font-size="18pt"/>
    </style:style>
    <style:style style:name="MP10" style:family="paragraph">
      <style:paragraph-properties fo:margin-left="0cm" fo:margin-right="0cm" fo:margin-top="0.205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31cm" fo:margin-bottom="0.5cm" fo:text-align="start" fo:text-indent="0cm" style:punctuation-wrap="hanging" style:writing-mode="lr-tb"/>
      <style:text-properties fo:font-size="18pt" fo:hyphenate="false"/>
    </style:style>
    <style:style style:name="MT1" style:family="text">
      <style:text-properties fo:color="#000000" style:text-line-through-style="none" fo:font-family="Perpetu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 style:family="text">
      <style:text-properties fo:color="#000000" style:text-line-through-style="none" fo:font-family="Perpetu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color="#696464" style:text-line-through-style="none" fo:font-family="'Franklin Gothic Boo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4" style:family="text">
      <style:text-properties fo:color="#000000" style:text-line-through-style="none" fo:font-family="Perpetu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5" style:family="text">
      <style:text-properties fo:color="#000000" style:text-line-through-style="none" fo:font-family="Perpetu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ectangle à coins arrondis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ectangle à coins arrondis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Espace réservé de la date 27" presentation:style-name="Mpr1" draw:text-style-name="MP5" draw:layer="backgroundobjects" svg:width="6.878cm" svg:height="1.322cm" svg:x="17.145cm" svg:y="17.198cm" presentation:class="date-time" presentation:user-transformed="true">
        <draw:text-box>
          <text:p text:style-name="MP4"><text:span text:style-name="MT1"><text:date style:data-style-name="D1" text:date-value="2020-01-09">09/01/2020</text:date></text:span></text:p>
        </draw:text-box>
      </draw:frame>
      <draw:frame draw:name="Espace réservé du pied de page 16" presentation:style-name="Mpr1" draw:text-style-name="MP6" draw:layer="backgroundobjects" svg:width="11.006cm" svg:height="1.269cm" svg:x="2.54cm" svg:y="17.145cm" presentation:class="footer" presentation:user-transformed="true">
        <draw:text-box>
          <text:p/>
        </draw:text-box>
      </draw:frame>
      <draw:frame draw:name="Espace réservé du numéro de diapositive 28" presentation:style-name="Mpr2" draw:text-style-name="MP7" draw:layer="backgroundobjects" svg:width="1.269cm" svg:height="1.269cm" svg:x="0.406cm" svg:y="17.251cm" presentation:class="page-number" presentation:user-transformed="true">
        <draw:text-box>
          <text:p text:style-name="MP4"><text:span text:style-name="MT2"><text:page-number>&lt;numéro&gt;</text:page-number></text:span></text:p>
        </draw:text-box>
      </draw:frame>
      <draw:custom-shape draw:name="Rectangle 6" draw:style-name="Mgr5"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6"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7" draw:text-style-name="MP3" draw:layer="backgroundobjects" svg:width="25.059cm" svg:height="0.306cm" svg:x="0.175cm" svg:y="8.268cm">
        <text:p/>
        <draw:enhanced-geometry svg:viewBox="0 0 21600 21600" draw:type="rectangle" draw:enhanced-path="M 0 0 L 21600 0 21600 21600 0 21600 0 0 Z N"/>
      </draw:custom-shape>
      <draw:frame draw:name="Titre 7" presentation:style-name="Mpr3" draw:text-style-name="MP3" draw:layer="backgroundobjects" svg:width="22.859cm" svg:height="4.082cm" svg:x="1.27cm" svg:y="4.183cm" presentation:class="title" presentation:user-transformed="true">
        <draw:text-box>
          <text:p text:style-name="MP8"><text:span text:style-name="MT3">Cliquez pour éditer le format du texte-titreCliquez pour modifier le style du titre</text:span></text:p>
        </draw:text-box>
      </draw:frame>
      <draw:frame presentation:style-name="Standard-outline1" draw:layer="backgroundobjects" svg:width="22.859cm" svg:height="12.572cm" svg:x="1.27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2">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ectangle à coins arrondis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re 1" presentation:style-name="Mpr6" draw:text-style-name="MP3" draw:layer="backgroundobjects" svg:width="21.589cm" svg:height="3.174cm" svg:x="2.54cm" svg:y="0.763cm" presentation:class="title" presentation:user-transformed="true">
        <draw:text-box>
          <text:p text:style-name="MP8"><text:span text:style-name="MT3">Cliquez pour éditer le format du texte-titreCliquez pour modifier le style du titre</text:span></text:p>
        </draw:text-box>
      </draw:frame>
      <draw:frame draw:name="Espace réservé de la date 3" presentation:style-name="Mpr7" draw:text-style-name="MP5" draw:layer="backgroundobjects" svg:width="6.878cm" svg:height="1.322cm" svg:x="17.145cm" svg:y="17.198cm" presentation:class="date-time" presentation:user-transformed="true">
        <draw:text-box>
          <text:p text:style-name="MP4"><text:span text:style-name="MT1"><text:date style:data-style-name="D1" text:date-value="2020-01-09">09/01/2020</text:date></text:span></text:p>
        </draw:text-box>
      </draw:frame>
      <draw:frame draw:name="Espace réservé du pied de page 4" presentation:style-name="Mpr7" draw:text-style-name="MP6" draw:layer="backgroundobjects" svg:width="11.006cm" svg:height="1.269cm" svg:x="2.54cm" svg:y="17.145cm" presentation:class="footer" presentation:user-transformed="true">
        <draw:text-box>
          <text:p/>
        </draw:text-box>
      </draw:frame>
      <draw:frame draw:name="Espace réservé du numéro de diapositive 5" presentation:style-name="Mpr8" draw:text-style-name="MP7" draw:layer="backgroundobjects" svg:width="1.269cm" svg:height="1.269cm" svg:x="0.406cm" svg:y="17.251cm" presentation:class="page-number" presentation:user-transformed="true">
        <draw:text-box>
          <text:p text:style-name="MP4"><text:span text:style-name="MT1"><text:page-number>&lt;numéro&gt;</text:page-number></text:span></text:p>
        </draw:text-box>
      </draw:frame>
      <draw:frame draw:name="Espace réservé du contenu 7" presentation:style-name="Mpr9" draw:text-style-name="MP3" draw:layer="backgroundobjects" svg:width="21.589cm" svg:height="12.699cm" svg:x="2.54cm" svg:y="4.022cm" presentation:class="outline" presentation:user-transformed="true">
        <draw:text-box>
          <text:list text:style-name="ML4">
            <text:list-item>
              <text:p text:style-name="MP9"><text:span text:style-name="MT4">Cliquez pour éditer le format du plan de texte</text:span></text:p>
              <text:list>
                <text:list-item>
                  <text:p text:style-name="MP9"><text:span text:style-name="MT4">Second niveau de plan</text:span></text:p>
                  <text:list>
                    <text:list-item>
                      <text:p text:style-name="MP9"><text:span text:style-name="MT4">Troisième niveau de plan</text:span></text:p>
                      <text:list>
                        <text:list-item>
                          <text:p text:style-name="MP9"><text:span text:style-name="MT4">Quatrième niveau de plan</text:span></text:p>
                          <text:list>
                            <text:list-item>
                              <text:p text:style-name="MP9"><text:span text:style-name="MT4">Cinquième niveau de plan</text:span></text:p>
                              <text:list>
                                <text:list-item>
                                  <text:p text:style-name="MP9"><text:span text:style-name="MT4">Sixième niveau de plan</text:span></text:p>
                                  <text:list>
                                    <text:list-item>
                                      <text:p text:style-name="MP9"><text:span text:style-name="MT4">Septième niveau de plan</text:span></text:p>
                                      <text:list>
                                        <text:list-item>
                                          <text:p text:style-name="MP9"><text:span text:style-name="MT4">Huitième niveau de plan</text:span></text:p>
                                        </text:list-item>
                                      </text:list>
                                    </text:list-item>
                                  </text:list>
                                </text:list-item>
                              </text:list>
                            </text:list-item>
                          </text:list>
                        </text:list-item>
                      </text:list>
                    </text:list-item>
                  </text:list>
                </text:list-item>
              </text:list>
            </text:list-item>
          </text:list>
          <text:list text:style-name="ML5">
            <text:list-item>
              <text:p text:style-name="MP10"><text:span text:style-name="MT4">Neuvième niveau de planCliquez pour modifier les styles du texte du masque</text:span></text:p>
            </text:list-item>
          </text:list>
          <text:list text:style-name="ML6">
            <text:list-item>
              <text:list>
                <text:list-item>
                  <text:p text:style-name="MP11"><text:span text:style-name="MT5">Deuxième niveau</text:span></text:p>
                </text:list-item>
              </text:list>
            </text:list-item>
          </text:list>
          <text:list text:style-name="ML7">
            <text:list-item>
              <text:list>
                <text:list-item>
                  <text:list>
                    <text:list-item>
                      <text:p text:style-name="MP11"><text:span text:style-name="MT6">Troisième niveau</text:span></text:p>
                    </text:list-item>
                  </text:list>
                </text:list-item>
              </text:list>
            </text:list-item>
          </text:list>
          <text:list text:style-name="ML8">
            <text:list-item>
              <text:list>
                <text:list-item>
                  <text:list>
                    <text:list-item>
                      <text:list>
                        <text:list-item>
                          <text:p text:style-name="MP11"><text:span text:style-name="MT6">Quatrième niveau</text:span></text:p>
                        </text:list-item>
                      </text:list>
                    </text:list-item>
                  </text:list>
                </text:list-item>
              </text:list>
            </text:list-item>
          </text:list>
          <text:list text:style-name="ML9">
            <text:list-item>
              <text:list>
                <text:list-item>
                  <text:list>
                    <text:list-item>
                      <text:list>
                        <text:list-item>
                          <text:list>
                            <text:list-item>
                              <text:p text:style-name="MP11"><text:span text:style-name="MT6">Cinquième niveau</text:span></text:p>
                            </text:list-item>
                          </text:list>
                        </text:list-item>
                      </text:list>
                    </text:list-item>
                  </text:list>
                </text:list-item>
              </text:list>
            </text:list-item>
          </text:list>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presentation:header/></text:p>
          </draw:text-box>
        </draw:frame>
        <draw:frame presentation:style-name="Mpr10" draw:text-style-name="MP2" draw:layer="backgroundobjects" svg:width="9.113cm" svg:height="1.484cm" svg:x="11.886cm" svg:y="0cm" presentation:class="date-time">
          <draw:text-box>
            <text:p text:style-name="MP2"><presentation:date-time/></text:p>
          </draw:text-box>
        </draw:frame>
        <draw:frame presentation:style-name="Mpr11" draw:text-style-name="MP1" draw:layer="backgroundobjects" svg:width="9.113cm" svg:height="1.484cm" svg:x="0cm" svg:y="28.215cm" presentation:class="footer">
          <draw:text-box>
            <text:p text:style-name="MP1"><presentation:footer/></text:p>
          </draw:text-box>
        </draw:frame>
        <draw:frame presentation:style-name="Mpr11"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1-09T10:54:37.62</dc:date>
    <meta:generator>OpenOffice/4.1.6$Win32 OpenOffice.org_project/416m1$Build-9790</meta:generator>
    <meta:editing-duration>PT5M39S</meta:editing-duration>
    <meta:editing-cycles>3</meta:editing-cycles>
    <meta:document-statistic meta:object-count="209"/>
  </office:meta>
</office:document-meta>
</file>